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1" svg:font-family="Consolas, 'Courier New', monospace"/>
    <style:font-face style:name="Roboto" svg:font-family="Roboto, Arial, sans-serif"/>
    <style:font-face style:name="sans-serif" svg:font-family="sans-serif"/>
    <style:font-face style:name="Arial3" svg:font-family="Arial" style:font-family-generic="swiss"/>
    <style:font-face style:name="Consolas" svg:font-family="Consolas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 fo:orphans="0" fo:widows="0" fo:background-color="#ffffff" fo:padding="0cm" fo:border="none">
        <style:background-image/>
      </style:paragraph-properties>
    </style:style>
    <style:style style:name="P4" style:family="paragraph" style:parent-style-name="Standard">
      <style:paragraph-properties fo:orphans="0" fo:widows="0" fo:background-color="#ffffff" fo:padding="0cm" fo:border="none">
        <style:background-image/>
      </style:paragraph-properties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text-align="justify" style:justify-single-word="false" fo:orphans="0" fo:widows="0" fo:background-color="#ffffff" fo:padding="0cm" fo:border="none">
        <style:background-image/>
      </style:paragraph-properties>
    </style:style>
    <style:style style:name="P6" style:family="paragraph" style:parent-style-name="Standard">
      <style:paragraph-properties fo:line-height="100%" fo:text-align="justify" style:justify-single-word="false" fo:orphans="0" fo:widows="0" fo:background-color="#ffffff" fo:padding="0cm" fo:border="none">
        <style:background-image/>
      </style:paragraph-properties>
    </style:style>
    <style:style style:name="P7" style:family="paragraph" style:parent-style-name="Standard">
      <style:paragraph-properties style:line-height-at-least="0.582cm" fo:background-color="#ffffff">
        <style:background-image/>
      </style:paragraph-properties>
      <style:text-properties fo:color="#000000" style:font-name="Consolas1" fo:font-size="12pt" fo:font-weight="normal" fo:background-color="#ffffff"/>
    </style:style>
    <style:style style:name="P8" style:family="paragraph" style:parent-style-name="Standard">
      <style:paragraph-properties style:line-height-at-least="0.582cm" fo:background-color="#ffffff">
        <style:background-image/>
      </style:paragraph-properties>
      <style:text-properties fo:color="#000000" fo:background-color="#ffffff"/>
    </style:style>
    <style:style style:name="P9" style:family="paragraph" style:parent-style-name="Standard">
      <style:paragraph-properties style:line-height-at-least="0.582cm" fo:text-align="justify" style:justify-single-word="false" fo:background-color="#ffffff">
        <style:background-image/>
      </style:paragraph-properties>
      <style:text-properties fo:color="#000000" style:font-name="Times New Roman" fo:font-size="14pt" fo:font-weight="normal" fo:background-color="#ffffff" style:font-size-asian="14pt" style:font-size-complex="14pt"/>
    </style:style>
    <style:style style:name="P10" style:family="paragraph" style:parent-style-name="Standard">
      <style:paragraph-properties style:line-height-at-least="0.582cm" fo:text-align="justify" style:justify-single-word="false" fo:background-color="#ffffff">
        <style:background-image/>
      </style:paragraph-properties>
      <style:text-properties fo:color="#000000" style:font-name="Times New Roman" fo:font-size="14pt" fo:background-color="#ffffff" style:font-size-asian="14pt" style:font-size-complex="14pt"/>
    </style:style>
    <style:style style:name="P11" style:family="paragraph" style:parent-style-name="Standard">
      <style:paragraph-properties fo:margin-left="0cm" fo:margin-right="0cm" fo:margin-top="0cm" fo:margin-bottom="0.212cm" fo:line-height="100%" fo:text-align="center" style:justify-single-word="false" fo:text-indent="0.741cm" style:auto-text-indent="false" fo:background-color="#ffffff" fo:padding="0cm" fo:border="none">
        <style:background-image/>
      </style:paragraph-properties>
    </style:style>
    <style:style style:name="P12" style:family="paragraph" style:parent-style-name="Standard">
      <style:paragraph-properties fo:margin-left="0cm" fo:margin-right="0cm" fo:margin-top="0cm" fo:margin-bottom="0.212cm" fo:line-height="100%" fo:text-align="end" style:justify-single-word="false" fo:text-indent="0.741cm" style:auto-text-indent="false" fo:background-color="#ffffff" fo:padding="0cm" fo:border="none">
        <style:background-image/>
      </style:paragraph-properties>
    </style:style>
    <style:style style:name="P13" style:family="paragraph" style:parent-style-name="Standard">
      <style:paragraph-properties fo:margin-left="0cm" fo:margin-right="0cm" fo:margin-top="0cm" fo:margin-bottom="0.212cm" fo:line-height="100%" fo:text-align="center" style:justify-single-word="false" fo:text-indent="0.741cm" style:auto-text-indent="false" fo:background-color="#ffffff" fo:padding="0cm" fo:border="none">
        <style:background-image/>
      </style:paragraph-properties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4" style:family="paragraph" style:parent-style-name="Standard">
      <style:paragraph-properties fo:margin-left="0cm" fo:margin-right="0cm" fo:margin-top="0cm" fo:margin-bottom="0.212cm" fo:line-height="100%" fo:text-align="end" style:justify-single-word="false" fo:text-indent="0.741cm" style:auto-text-indent="false" fo:background-color="#ffffff" fo:padding="0cm" fo:border="none">
        <style:background-image/>
      </style:paragraph-properties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fo:margin-left="0cm" fo:margin-right="0cm" fo:margin-top="0cm" fo:margin-bottom="0.212cm" fo:line-height="100%" fo:text-align="center" style:justify-single-word="false" fo:text-indent="0.741cm" style:auto-text-indent="false" fo:background-color="#ffffff" fo:padding="0cm" fo:border="none">
        <style:background-image/>
      </style:paragraph-properties>
      <style:text-properties fo:color="#000000" style:font-name="Times New Roman" fo:font-size="18pt" fo:background-color="#ffffff" style:font-size-asian="18pt" style:font-size-complex="18pt"/>
    </style:style>
    <style:style style:name="P16" style:family="paragraph" style:parent-style-name="Standard" style:master-page-name="Standard">
      <style:paragraph-properties fo:margin-left="0cm" fo:margin-right="0cm" fo:margin-top="0cm" fo:margin-bottom="0.212cm" fo:line-height="100%" fo:text-align="center" style:justify-single-word="false" fo:text-indent="0.741cm" style:auto-text-indent="false" style:page-number="auto" fo:background-color="#ffffff" fo:padding="0cm" fo:border="none">
        <style:background-image/>
      </style:paragraph-properties>
    </style:style>
    <style:style style:name="P17" style:family="paragraph" style:parent-style-name="Standard">
      <style:paragraph-properties fo:margin-left="8.749cm" fo:margin-right="0cm" fo:margin-top="0cm" fo:margin-bottom="0.212cm" fo:line-height="100%" fo:text-align="start" style:justify-single-word="false" fo:text-indent="0.141cm" style:auto-text-indent="false" fo:background-color="#ffffff" fo:padding="0cm" fo:border="none">
        <style:background-image/>
      </style:paragraph-properties>
    </style:style>
    <style:style style:name="P18" style:family="paragraph" style:parent-style-name="Standard">
      <style:paragraph-properties fo:margin-left="0cm" fo:margin-right="0cm" fo:margin-top="0cm" fo:margin-bottom="0.212cm" fo:line-height="100%" fo:text-align="start" style:justify-single-word="false" fo:text-indent="0cm" style:auto-text-indent="false" fo:background-color="#ffffff" fo:padding="0cm" fo:border="none">
        <style:background-image/>
      </style:paragraph-properties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9" style:family="paragraph" style:parent-style-name="Standard">
      <style:paragraph-properties fo:margin-left="0cm" fo:margin-right="0cm" fo:text-align="justify" style:justify-single-word="false" fo:orphans="0" fo:widows="0" fo:text-indent="0cm" style:auto-text-indent="false" fo:background-color="#ffffff" fo:padding="0cm" fo:border="none">
        <style:background-image/>
      </style:paragraph-properties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0" style:family="paragraph" style:parent-style-name="Standard">
      <style:paragraph-properties fo:margin-left="0cm" fo:margin-right="0cm" fo:text-align="justify" style:justify-single-word="false" fo:orphans="0" fo:widows="0" fo:text-indent="0cm" style:auto-text-indent="false" fo:background-color="#ffffff" fo:padding="0cm" fo:border="none">
        <style:background-image/>
      </style:paragraph-properties>
    </style:style>
    <style:style style:name="P21" style:family="paragraph" style:parent-style-name="Standard">
      <style:paragraph-properties fo:margin-left="0cm" fo:margin-right="0cm" fo:text-align="center" style:justify-single-word="false" fo:orphans="0" fo:widows="0" fo:text-indent="0cm" style:auto-text-indent="false" fo:background-color="#ffffff" fo:padding="0cm" fo:border="none">
        <style:background-image/>
      </style:paragraph-properties>
    </style:style>
    <style:style style:name="P22" style:family="paragraph" style:parent-style-name="Standard">
      <style:paragraph-properties fo:margin-left="0cm" fo:margin-right="0cm" fo:text-align="start" style:justify-single-word="false" fo:orphans="0" fo:widows="0" fo:text-indent="0cm" style:auto-text-indent="false" fo:background-color="#ffffff" fo:padding="0cm" fo:border="none">
        <style:background-image/>
      </style:paragraph-properties>
      <style:text-properties style:font-name="Consolas" fo:font-size="12pt" style:font-size-asian="12pt" style:font-size-complex="12pt"/>
    </style:style>
    <style:style style:name="P23" style:family="paragraph" style:parent-style-name="Standard">
      <style:paragraph-properties fo:margin-left="0cm" fo:margin-right="0cm" fo:text-align="start" style:justify-single-word="false" fo:orphans="0" fo:widows="0" fo:text-indent="0cm" style:auto-text-indent="false" fo:background-color="#ffffff" fo:padding="0cm" fo:border="none">
        <style:background-image/>
      </style:paragraph-properties>
      <style:text-properties fo:color="#000000" style:font-name="Consolas1" fo:font-size="12pt" fo:font-weight="normal" fo:background-color="#ffffff" style:font-size-asian="12pt" style:font-size-complex="12pt"/>
    </style:style>
    <style:style style:name="P24" style:family="paragraph" style:parent-style-name="Standard">
      <style:paragraph-properties fo:margin-left="0cm" fo:margin-right="0cm" fo:text-align="justify" style:justify-single-word="false" fo:orphans="0" fo:widows="0" fo:text-indent="0cm" style:auto-text-indent="false" fo:background-color="#ffffff" fo:padding="0cm" fo:border="none">
        <style:background-image/>
      </style:paragraph-properties>
      <style:text-properties style:font-name="Times New Roman" fo:font-size="14pt" style:font-size-asian="14pt" style:font-size-complex="14pt"/>
    </style:style>
    <style:style style:name="P25" style:family="paragraph" style:parent-style-name="Standard" style:list-style-name="WWNum1">
      <style:paragraph-properties fo:margin-left="1.27cm" fo:margin-right="0cm" fo:text-align="justify" style:justify-single-word="false" fo:orphans="0" fo:widows="0" fo:text-indent="-0.635cm" style:auto-text-indent="false" fo:background-color="#ffffff" fo:padding="0cm" fo:border="none">
        <style:background-image/>
      </style:paragraph-properties>
    </style:style>
    <style:style style:name="P26" style:family="paragraph" style:parent-style-name="Standard">
      <style:paragraph-properties fo:margin-left="1.27cm" fo:margin-right="0cm" fo:text-align="center" style:justify-single-word="false" fo:orphans="0" fo:widows="0" fo:text-indent="-0.635cm" style:auto-text-indent="false" fo:background-color="#ffffff" fo:padding="0cm" fo:border="none">
        <style:background-image/>
      </style:paragraph-properties>
    </style:style>
    <style:style style:name="P27" style:family="paragraph" style:parent-style-name="Standard">
      <style:paragraph-properties fo:margin-left="0cm" fo:margin-right="0cm" fo:text-align="justify" style:justify-single-word="false" fo:orphans="0" fo:widows="0" fo:text-indent="1.27cm" style:auto-text-indent="false" fo:background-color="#ffffff" fo:padding="0cm" fo:border="none">
        <style:background-image/>
      </style:paragraph-properties>
      <style:text-properties style:font-name="Times New Roman" fo:font-size="14pt" style:font-size-asian="14pt" style:font-size-complex="14pt"/>
    </style:style>
    <style:style style:name="P28" style:family="paragraph" style:parent-style-name="Standard">
      <style:paragraph-properties fo:margin-top="0cm" fo:margin-bottom="0cm" fo:line-height="100%" fo:text-align="justify" style:justify-single-word="false" fo:orphans="0" fo:widows="0"/>
    </style:style>
    <style:style style:name="P29" style:family="paragraph" style:parent-style-name="Standard">
      <style:paragraph-properties fo:margin-top="0cm" fo:margin-bottom="0cm" fo:line-height="100%" fo:text-align="center" style:justify-single-word="false" fo:orphans="0" fo:widows="0"/>
    </style:style>
    <style:style style:name="P30" style:family="paragraph" style:parent-style-name="Standard">
      <style:paragraph-properties fo:margin-top="0.423cm" fo:margin-bottom="0.423cm" fo:line-height="100%" fo:text-align="justify" style:justify-single-word="false" fo:orphans="0" fo:widows="0"/>
    </style:style>
    <style:style style:name="P31" style:family="paragraph" style:parent-style-name="Standard">
      <style:paragraph-properties fo:margin-top="0.423cm" fo:margin-bottom="0.423cm" fo:line-height="100%" fo:text-align="center" style:justify-single-word="false" fo:orphans="0" fo:widows="0"/>
    </style:style>
    <style:style style:name="P32" style:family="paragraph" style:parent-style-name="Standard">
      <style:paragraph-properties fo:margin-top="0.423cm" fo:margin-bottom="0.423cm" fo:line-height="100%" fo:text-align="start" style:justify-single-word="false" fo:orphans="0" fo:widows="0"/>
      <style:text-properties fo:font-size="12pt" style:font-size-asian="12pt" style:font-size-complex="12pt"/>
    </style:style>
    <style:style style:name="P33" style:family="paragraph" style:parent-style-name="Standard" style:list-style-name="L3">
      <style:paragraph-properties fo:margin-top="0.423cm" fo:margin-bottom="0.423cm" fo:line-height="0.423cm" fo:text-align="justify" style:justify-single-word="false"/>
      <style:text-properties style:font-name="Times New Roman" fo:font-size="14pt" style:font-size-asian="14pt" style:font-size-complex="14pt"/>
    </style:style>
    <style:style style:name="P34" style:family="paragraph" style:parent-style-name="Standard" style:list-style-name="L3">
      <style:paragraph-properties fo:margin-top="0.423cm" fo:margin-bottom="0.423cm" fo:line-height="0.423cm" fo:text-align="justify" style:justify-single-word="false" fo:orphans="0" fo:widows="0"/>
      <style:text-properties style:font-name="Times New Roman" fo:font-size="14pt" style:font-size-asian="14pt" style:font-size-complex="14pt"/>
    </style:style>
    <style:style style:name="P35" style:family="paragraph" style:parent-style-name="Standard">
      <style:paragraph-properties fo:margin-left="3.81cm" fo:margin-right="0cm" fo:text-align="justify" style:justify-single-word="false" fo:orphans="0" fo:widows="0" fo:text-indent="1.27cm" style:auto-text-indent="false" fo:background-color="#ffffff" fo:padding="0cm" fo:border="none">
        <style:background-image/>
      </style:paragraph-properties>
    </style:style>
    <style:style style:name="P36" style:family="paragraph" style:parent-style-name="Standard">
      <style:paragraph-properties fo:margin-top="0.423cm" fo:margin-bottom="0cm" fo:line-height="138%" fo:orphans="0" fo:widows="0"/>
    </style:style>
    <style:style style:name="P37" style:family="paragraph" style:parent-style-name="Standard">
      <style:paragraph-properties fo:margin-top="0.423cm" fo:margin-bottom="0cm" fo:line-height="138%" fo:orphans="0" fo:widows="0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8" style:family="paragraph" style:parent-style-name="Standard">
      <style:paragraph-properties fo:margin-top="0.423cm" fo:margin-bottom="0cm" fo:line-height="100%" fo:orphans="0" fo:widows="0"/>
    </style:style>
    <style:style style:name="P39" style:family="paragraph" style:parent-style-name="Standard">
      <style:paragraph-properties fo:margin-top="0cm" fo:margin-bottom="0.499cm" style:line-height-at-least="0.582cm" fo:background-color="#ffffff">
        <style:background-image/>
      </style:paragraph-properties>
      <style:text-properties fo:color="#000000" fo:background-color="#ffffff"/>
    </style:style>
    <style:style style:name="T1" style:family="text">
      <style:text-properties fo:background-color="#ffffff" style:font-name-asian="Times New Roman1" style:font-name-complex="Times New Roman1"/>
    </style:style>
    <style:style style:name="T2" style:family="text">
      <style:text-properties style:font-name="Times New Roman" fo:background-color="#ffffff" style:font-name-asian="Times New Roman1" style:font-name-complex="Times New Roman1"/>
    </style:style>
    <style:style style:name="T3" style:family="text"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6" style:family="text">
      <style:text-properties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7" style:family="text">
      <style:text-properties style:font-name="Times New Roman" fo:font-size="14pt" fo:language="en" fo:country="US" fo:background-color="#ffffff" style:font-name-asian="Times New Roman1" style:font-size-asian="14pt" style:font-name-complex="Times New Roman1" style:font-size-complex="14pt"/>
    </style:style>
    <style:style style:name="T8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9" style:family="text">
      <style:text-properties style:font-name="Times New Roman" style:font-name-asian="Times New Roman1" style:font-name-complex="Times New Roman1"/>
    </style:style>
    <style:style style:name="T10" style:family="text">
      <style:text-properties style:font-name="Times New Roman" fo:font-size="20pt" fo:background-color="#ffffff" style:font-name-asian="Times New Roman1" style:font-size-asian="20pt" style:font-name-complex="Times New Roman1" style:font-size-complex="20pt"/>
    </style:style>
    <style:style style:name="T11" style:family="text">
      <style:text-properties style:font-name="Times New Roman" fo:font-size="20pt" fo:font-weight="bold" fo:background-color="#ffffff" style:font-name-asian="Times New Roman1" style:font-size-asian="20pt" style:font-weight-asian="bold" style:font-name-complex="Times New Roman1" style:font-size-complex="20pt"/>
    </style:style>
    <style:style style:name="T12" style:family="text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13" style:family="text">
      <style:text-properties style:font-name-asian="Times New Roman1" style:font-name-complex="Times New Roman1"/>
    </style:style>
    <style:style style:name="T14" style:family="text">
      <style:text-properties fo:font-size="14pt" style:font-name-asian="Times New Roman1" style:font-size-asian="14pt" style:font-name-complex="Times New Roman1" style:font-size-complex="14pt"/>
    </style:style>
    <style:style style:name="T15" style:family="text">
      <style:text-properties fo:color="#1155cc"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4pt"/>
    </style:style>
    <style:style style:name="T16" style:family="text">
      <style:text-properties style:font-name="Consolas1" fo:font-size="12pt" fo:font-weight="normal"/>
    </style:style>
    <style:style style:name="T17" style:family="text">
      <style:text-properties fo:font-variant="normal" fo:text-transform="none" fo:color="#202122" fo:letter-spacing="normal" fo:font-style="normal" fo:font-weight="normal" style:font-name-asian="Times New Roman1" style:font-name-complex="Times New Roman1"/>
    </style:style>
    <style:style style:name="T18" style:family="text">
      <style:text-properties fo:font-variant="normal" fo:text-transform="none" fo:color="#202122" fo:letter-spacing="normal" fo:language="ru" fo:country="RU" fo:font-style="normal" fo:font-weight="normal" style:font-name-asian="Times New Roman1" style:font-name-complex="Times New Roman1"/>
    </style:style>
    <style:style style:name="T19" style:family="text">
      <style:text-properties fo:font-variant="normal" fo:text-transform="none" fo:color="#e8eaed" style:font-name="Roboto" fo:font-size="12pt" fo:letter-spacing="normal" fo:font-style="normal" fo:font-weight="normal" fo:background-color="#ffffff" style:font-name-asian="Times New Roman1" style:font-size-asian="20pt" style:font-name-complex="Times New Roman1" style:font-size-complex="20pt"/>
    </style:style>
    <style:style style:name="T20" style:family="text">
      <style:text-properties fo:font-variant="normal" fo:text-transform="none" fo:color="#e8eaed" style:font-name="Roboto" fo:font-size="12pt" fo:letter-spacing="normal" fo:font-style="normal" fo:font-weight="normal" style:font-name-asian="Times New Roman1" style:font-size-asian="14pt" style:font-name-complex="Times New Roman1" style:font-size-complex="14pt"/>
    </style:style>
    <style:style style:name="T21" style:family="text">
      <style:text-properties fo:font-variant="normal" fo:text-transform="none" fo:color="#e8eaed" style:font-name="Roboto" fo:letter-spacing="normal" fo:font-style="normal" fo:font-weight="normal" fo:background-color="#ffffff" style:font-name-asian="Times New Roman1" style:font-name-complex="Times New Roman1"/>
    </style:style>
    <style:style style:name="T22" style:family="text">
      <style:text-properties fo:font-variant="normal" fo:text-transform="none" fo:color="#e8eaed" fo:letter-spacing="normal" fo:font-style="normal" fo:font-weight="normal" fo:background-color="#ffffff" style:font-name-asian="Times New Roman1" style:font-name-complex="Times New Roman1"/>
    </style:style>
    <style:style style:name="T23" style:family="text">
      <style:text-properties fo:font-variant="normal" fo:text-transform="none" fo:color="#e8eaed" fo:letter-spacing="normal" fo:font-style="normal" fo:font-weight="normal" style:font-name-asian="Times New Roman1" style:font-name-complex="Times New Roman1"/>
    </style:style>
    <style:style style:name="T24" style:family="text">
      <style:text-properties fo:font-variant="normal" fo:text-transform="none" fo:color="#e8eaed" fo:font-size="12pt" fo:letter-spacing="normal" fo:font-style="normal" fo:font-weight="normal" style:font-name-asian="Times New Roman1" style:font-size-asian="14pt" style:font-name-complex="Times New Roman1" style:font-size-complex="14pt"/>
    </style:style>
    <style:style style:name="T25" style:family="text">
      <style:text-properties fo:font-variant="normal" fo:text-transform="none" fo:letter-spacing="normal" fo:font-style="normal" fo:font-weight="normal" fo:background-color="#ffffff" style:font-name-asian="Times New Roman1" style:font-name-complex="Times New Roman1"/>
    </style:style>
    <style:style style:name="T26" style:family="text">
      <style:text-properties fo:font-variant="normal" fo:text-transform="none" fo:letter-spacing="normal" fo:font-style="normal" fo:font-weight="normal" style:font-name-asian="Times New Roman1" style:font-name-complex="Times New Roman1"/>
    </style:style>
    <style:style style:name="T27" style:family="text">
      <style:text-properties fo:font-variant="normal" fo:text-transform="none" fo:color="#000000" style:font-name="Times New Roman" fo:font-size="14pt" fo:letter-spacing="normal" fo:font-style="normal" fo:font-weight="normal" style:font-name-asian="Times New Roman1" style:font-size-asian="14pt" style:font-name-complex="Times New Roman1" style:font-size-complex="14pt"/>
    </style:style>
    <style:style style:name="T28" style:family="text">
      <style:text-properties fo:font-variant="normal" fo:text-transform="none" fo:color="#000000" style:font-name="Times New Roman" fo:font-size="14pt" fo:letter-spacing="normal" fo:font-style="normal" fo:font-weight="normal" fo:background-color="#ffffff" style:font-name-asian="Times New Roman1" style:font-size-asian="14pt" style:font-name-complex="Times New Roman1" style:font-size-complex="14pt"/>
    </style:style>
    <style:style style:name="T29" style:family="text">
      <style:text-properties fo:color="#000000" style:text-position="0% 100%" fo:letter-spacing="normal"/>
    </style:style>
    <style:style style:name="T30" style:family="text">
      <style:text-properties fo:color="#000000" style:text-position="0% 100%" fo:letter-spacing="normal" style:font-name-asian="Times New Roman1" style:font-name-complex="Times New Roman1"/>
    </style:style>
    <style:style style:name="T31" style:family="text">
      <style:text-properties fo:color="#000000" style:font-name="Times New Roman" fo:font-size="14pt" fo:font-weight="normal" fo:background-color="#ffffff" style:font-name-asian="Times New Roman1" style:font-size-asian="14pt" style:font-name-complex="Times New Roman1" style:font-size-complex="14pt"/>
    </style:style>
    <style:style style:name="T32" style:family="text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3008*" fo:start-indent="0cm" fo:end-indent="0cm"/>
          <style:column style:rel-width="3008*" fo:start-indent="0cm" fo:end-indent="0cm"/>
          <style:column style:rel-width="3010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number text:level="1" style:num-suffix=")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4cm" fo:text-indent="-0.635cm" fo:margin-left="1.24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14cm" fo:text-indent="-0.635cm" fo:margin-left="2.51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84cm" fo:text-indent="-0.635cm" fo:margin-left="3.78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54cm" fo:text-indent="-0.635cm" fo:margin-left="5.05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4">Московский авиационный институт</text:span></text:p>
      <text:p text:style-name="P11"><text:span text:style-name="T4">(Национальный исследовательский университет)</text:span></text:p>
      <text:p text:style-name="P1"/>
      <text:p text:style-name="P2"><text:span text:style-name="T5">Факультет: «Информационные технологии и прикладная математика» </text:span></text:p>
      <text:p text:style-name="P2"><text:span text:style-name="T5">Кафедра: 806 «Вычислительная математика и <text:s/>программирование» </text:span></text:p>
      <text:p text:style-name="P2"><text:span text:style-name="T5">Дисциплина: «Объектно-ориентированное программирование» <text:s text:c="2"/></text:span></text:p>
      <text:p text:style-name="P11"><text:span text:style-name="T3"><text:s/></text:span></text:p>
      <text:p text:style-name="P11"><text:span text:style-name="T3"><text:s/></text:span></text:p>
      <text:p text:style-name="P11"><text:span text:style-name="T3"><text:s/></text:span></text:p>
      <text:p text:style-name="P11"><text:span text:style-name="T3"><text:s/></text:span></text:p>
      <text:p text:style-name="P11"><text:span text:style-name="T11">Лабораторная работа № 2</text:span></text:p>
      <text:p text:style-name="P15"><text:span text:style-name="T13">Тема: </text:span><text:span text:style-name="T26">Операторы и литералы</text:span><text:span text:style-name="T13"> <text:s/>С++</text:span></text:p>
      <text:p text:style-name="P13"/>
      <text:p text:style-name="P11"><text:span text:style-name="T12"><text:s/></text:span></text:p>
      <text:p text:style-name="P11"><text:span text:style-name="T12"><text:s/></text:span></text:p>
      <text:p text:style-name="P11"><text:span text:style-name="T3"><text:s/></text:span></text:p>
      <text:p text:style-name="P17"><text:span text:style-name="T3">Студент: Пермяков Никита Александрович</text:span></text:p>
      <text:p text:style-name="P17"><text:span text:style-name="T3">Группа: 80-208</text:span></text:p>
      <text:p text:style-name="P17"><text:span text:style-name="T3">Преподаватель: Чернышов Л.Н.</text:span></text:p>
      <text:p text:style-name="P17"><text:span text:style-name="T3">Дата:</text:span></text:p>
      <text:p text:style-name="P17"><text:span text:style-name="T3">Оценка:</text:span></text:p>
      <text:p text:style-name="P14"/>
      <text:p text:style-name="P14"/>
      <text:p text:style-name="P14"/>
      <text:p text:style-name="P12"><text:span text:style-name="T3"><text:s/></text:span></text:p>
      <text:p text:style-name="P14"/>
      <text:p text:style-name="P14"/>
      <text:p text:style-name="P18"/>
      <text:p text:style-name="P13"/>
      <text:p text:style-name="P13"/>
      <text:p text:style-name="P11"><text:span text:style-name="T3">Москва, 20</text:span><text:span text:style-name="T7">20</text:span></text:p>
      <text:p text:style-name="P3"><text:soft-page-break/><text:span text:style-name="T5">Постановка задачи</text:span></text:p>
      <text:p text:style-name="P3"><text:span text:style-name="T5"/></text:p>
      <text:p text:style-name="P5"><text:span text:style-name="T27">Цель: Изучение механизмов перегрузки операторов. Изучение механизмов работы с пользовательскими литералами. </text:span></text:p>
      <text:p text:style-name="P5"><text:span text:style-name="T28"/></text:p>
      <text:p text:style-name="P5"><text:span text:style-name="T31">Комплексное число в алгебраической форме представляются парой действительных чисел (a, b), где a – действительная часть, b – мнимая часть. Реализовать класс Complex для работы с комплексными числами. </text:span></text:p>
      <text:p text:style-name="P5"><text:span text:style-name="T31"/></text:p>
      <text:p text:style-name="P9">сложения add, (a, b) + (c, d) = (a + c, b + d);</text:p>
      <text:p text:style-name="P9">вычитания sub, (a, b) – (c, d) = (a – c, b – d);</text:p>
      <text:p text:style-name="P9">умножения mul, (a, b)  (c, d) = (ac – bd, ad + bc);</text:p>
      <text:p text:style-name="P9">деления div, (a, b) / (c, d) = (ac + bd, bc – ad) / (c2 + d2);</text:p>
      <text:p text:style-name="P9">сравнение equ, (a, b) = (c, d), если (a = c) и (b = d);</text:p>
      <text:p text:style-name="P9">сопряженное число conj, conj(a, b) = (a, –b).</text:p>
      <text:p text:style-name="P9">Реализовать операции сравнения модулей.</text:p>
      <text:p text:style-name="P10"/>
      <text:p text:style-name="P9">Операции сложения, вычитания, умножения, деления, сравнения на равенство должны быть выполнены в виде перегрузки операторов.</text:p>
      <text:p text:style-name="P9">Необходимо реализовать пользовательский литерал для работы с константами типа Complex.</text:p>
      <text:p text:style-name="P5"><text:span text:style-name="T5"/></text:p>
      <text:p text:style-name="P4"/>
      <text:p text:style-name="P4"/>
      <text:p text:style-name="P4"/>
      <text:p text:style-name="P4"/>
      <text:p text:style-name="P3"><text:span text:style-name="T5">Описание программы</text:span></text:p>
      <text:p text:style-name="P28"><text:span text:style-name="T5"/></text:p>
      <text:p text:style-name="P28"><text:span text:style-name="T5">Программа получает на вход 2 числа типа </text:span><text:span text:style-name="T6">double. </text:span><text:span text:style-name="T8">Преобразует в класс </text:span><text:span text:style-name="T6">Complex</text:span><text:span text:style-name="T5">. После вычислений программа выводит результаты операций: </text:span><text:span text:style-name="T6">+, -, /, *,</text:span><text:span text:style-name="T5"> а также операции сравнения и проверки на сопряженное число, выполненные с помощью перегрузки операторов. Далее программа демонстрирует работу литерала, который приводит строку в нужный вид </text:span><text:span text:style-name="T6">Complex</text:span><text:span text:style-name="T5">. Сами функции проделывают данную операцию с составляющими </text:span><text:span text:style-name="T6">double</text:span><text:span text:style-name="T5">, и возвращают переменную </text:span><text:span text:style-name="T8">в виде комплексного числа</text:span><text:span text:style-name="T5">. Также я сделал пользовательский литерал для работы с константами _</text:span><text:span text:style-name="T6">REAL </text:span><text:span text:style-name="T8">и <text:s/></text:span><text:span text:style-name="T6">_IMG </text:span><text:span text:style-name="T8">через вспомогательный класс </text:span><text:span text:style-name="T6">Part.</text:span><text:span text:style-name="T5"> Перед литералом пишется строка с разделителем «.»</text:span></text:p>
      <text:p text:style-name="P28"><text:span text:style-name="T5"/></text:p>
      <text:p text:style-name="P28"><text:span text:style-name="T5"/></text:p>
      <text:p text:style-name="P28"><text:soft-page-break/><text:span text:style-name="T5"/></text:p>
      <text:p text:style-name="P29"><text:span text:style-name="T5">Набор тестов</text:span></text:p>
      <text:p text:style-name="P29"><text:span text:style-name="T5"/></text:p>
      <text:p text:style-name="P30"><text:span text:style-name="T5">Пояснение:</text:span></text:p>
      <text:list xml:id="list6769459044015544796" text:style-name="L3">
        <text:list-item>
          <text:p text:style-name="P33"><text:span text:style-name="T29">Вводим</text:span><text:span text:style-name="T29"> </text:span><text:span text:style-name="T29">две</text:span><text:span text:style-name="T29"> </text:span><text:span text:style-name="T29">битовые</text:span><text:span text:style-name="T29"> </text:span><text:span text:style-name="T29">строки</text:span></text:p>
        </text:list-item>
        <text:list-item>
          <text:p text:style-name="P33"><text:span text:style-name="T29">Взаимодействуем с текстовым интерфейсом выполняя все операции в случайном <text:s/>порядке. </text:span></text:p>
        </text:list-item>
        <text:list-item>
          <text:p text:style-name="P34"><text:span text:style-name="T30">Сравниваем результат битовых операций с выводом ответов в консоль.</text:span></text:p>
        </text:list-item>
      </text:list>
      <text:section text:style-name="Sect1" text:name="Section1">
        <text:p text:style-name="P32"><text:span text:style-name="T9">Тесты № 1:</text:span></text:p>
        <text:p text:style-name="P32"><text:span text:style-name="T9">5</text:span></text:p>
        <text:p text:style-name="P32"><text:span text:style-name="T9">6</text:span></text:p>
        <text:p text:style-name="P32"><text:span text:style-name="T9">3</text:span></text:p>
        <text:p text:style-name="P32"><text:span text:style-name="T9">4</text:span></text:p>
        <text:p text:style-name="P32"><text:span text:style-name="T9">7</text:span></text:p>
        <text:p text:style-name="P32"><text:span text:style-name="T9">43</text:span></text:p>
        <text:p text:style-name="P32"><text:span text:style-name="T9">87.87</text:span></text:p>
        <text:p text:style-name="P32"><text:span text:style-name="T9">46</text:span></text:p>
        <text:p text:style-name="P32"><text:span text:style-name="T9">76</text:span></text:p>
        <text:p text:style-name="P32"><text:span text:style-name="T9">4</text:span></text:p>
        <text:p text:style-name="P32"><text:span text:style-name="T9">1</text:span></text:p>
        <text:p text:style-name="P32"><text:span text:style-name="T9">17</text:span></text:p>
        <text:p text:style-name="P32"><text:span text:style-name="T9">-2</text:span></text:p>
        <text:p text:style-name="P32"><text:span text:style-name="T9">-667</text:span></text:p>
        <text:p text:style-name="P32"><text:span text:style-name="T9">-453</text:span></text:p>
        <text:p text:style-name="P32"><text:span text:style-name="T9">3</text:span></text:p>
        <text:p text:style-name="P32"><text:span text:style-name="T9">1</text:span></text:p>
        <text:p text:style-name="P32"><text:span text:style-name="T9">65</text:span></text:p>
        <text:p text:style-name="P32"><text:span text:style-name="T9">9</text:span></text:p>
        <text:p text:style-name="P32"><text:span text:style-name="T9">-9</text:span></text:p>
        <text:p text:style-name="P32"><text:span text:style-name="T9">-4</text:span></text:p>
        <text:p text:style-name="P32"><text:span text:style-name="T9">1</text:span></text:p>
        <text:p text:style-name="P32"><text:span text:style-name="T9">8</text:span></text:p>
        <text:p text:style-name="P32"><text:span text:style-name="T9">Тесты № 2:</text:span></text:p>
        <text:p text:style-name="P32"><text:span text:style-name="T9">-5</text:span></text:p>
        <text:p text:style-name="P32"><text:span text:style-name="T9">-6</text:span></text:p>
        <text:p text:style-name="P32"><text:span text:style-name="T9">-3</text:span></text:p>
        <text:p text:style-name="P32"><text:span text:style-name="T9">4</text:span></text:p>
        <text:p text:style-name="P32"><text:span text:style-name="T9">7</text:span></text:p>
        <text:p text:style-name="P32"><text:span text:style-name="T9">43</text:span></text:p>
        <text:p text:style-name="P32"><text:span text:style-name="T9">87.84</text:span></text:p>
        <text:p text:style-name="P32"><text:span text:style-name="T9">46</text:span></text:p>
        <text:p text:style-name="P32"><text:span text:style-name="T9">76</text:span></text:p>
        <text:p text:style-name="P32"><text:span text:style-name="T9">1</text:span></text:p>
        <text:p text:style-name="P32"><text:span text:style-name="T9">1</text:span></text:p>
        <text:p text:style-name="P32"><text:span text:style-name="T9">67</text:span></text:p>
        <text:p text:style-name="P32"><text:span text:style-name="T9">-62</text:span></text:p>
        <text:p text:style-name="P32"><text:span text:style-name="T9">-6667</text:span></text:p>
        <text:p text:style-name="P32"><text:span text:style-name="T9">-4733</text:span></text:p>
        <text:p text:style-name="P32"><text:span text:style-name="T9">3</text:span></text:p>
        <text:p text:style-name="P32"><text:span text:style-name="T9">1</text:span></text:p>
        <text:p text:style-name="P32"><text:span text:style-name="T9">6265</text:span></text:p>
        <text:p text:style-name="P32"><text:span text:style-name="T9">98</text:span></text:p>
        <text:p text:style-name="P32"><text:span text:style-name="T9">89</text:span></text:p>
        <text:p text:style-name="P32"><text:span text:style-name="T9">-54</text:span></text:p>
        <text:p text:style-name="P32"><text:span text:style-name="T9">1</text:span></text:p>
        <text:p text:style-name="P32"><text:span text:style-name="T9">j</text:span></text:p>
        <text:p text:style-name="P32"><text:span text:style-name="T9">Тесты № 3:</text:span></text:p>
        <text:p text:style-name="P32"><text:span text:style-name="T9">6</text:span></text:p>
        <text:p text:style-name="P32"><text:span text:style-name="T9">2</text:span></text:p>
        <text:p text:style-name="P32"><text:span text:style-name="T9">8</text:span></text:p>
        <text:p text:style-name="P32"><text:span text:style-name="T9">5</text:span></text:p>
        <text:p text:style-name="P32"><text:span text:style-name="T9">4</text:span></text:p>
        <text:p text:style-name="P32"><text:span text:style-name="T9">1987.87</text:span></text:p>
        <text:p text:style-name="P32"><text:span text:style-name="T9">76</text:span></text:p>
        <text:p text:style-name="P32"><text:span text:style-name="T9">46</text:span></text:p>
        <text:p text:style-name="P32"><text:span text:style-name="T9">1</text:span></text:p>
        <text:p text:style-name="P32"><text:span text:style-name="T9">1</text:span></text:p>
        <text:p text:style-name="P32"><text:span text:style-name="T9">67</text:span></text:p>
        <text:p text:style-name="P32"><text:soft-page-break/><text:span text:style-name="T9">-62</text:span></text:p>
        <text:p text:style-name="P32"><text:span text:style-name="T9">-6667</text:span></text:p>
        <text:p text:style-name="P32"><text:span text:style-name="T9">-4753</text:span></text:p>
        <text:p text:style-name="P32"><text:span text:style-name="T9">3</text:span></text:p>
        <text:p text:style-name="P32"><text:span text:style-name="T9">1</text:span></text:p>
        <text:p text:style-name="P32"><text:span text:style-name="T9">6865</text:span></text:p>
        <text:p text:style-name="P32"><text:span text:style-name="T9">98</text:span></text:p>
        <text:p text:style-name="P32"><text:span text:style-name="T9">-59</text:span></text:p>
        <text:p text:style-name="P32"><text:span text:style-name="T9">-54</text:span></text:p>
        <text:p text:style-name="P32"><text:span text:style-name="T9">1</text:span></text:p>
        <text:p text:style-name="P32"><text:span text:style-name="T9">р</text:span></text:p>
      </text:section>
      <text:p text:style-name="P31"><text:span text:style-name="T5"/></text:p>
      <text:p text:style-name="P31"><text:span text:style-name="T5"/></text:p>
      <text:p text:style-name="P31"><text:span text:style-name="T5">Результаты выполнения тестов.</text:span></text:p>
      <text:p text:style-name="P31"><text:span text:style-name="T5"/></text:p>
      <text:p text:style-name="P32"><text:bookmark-start text:name="__DdeLink__725_2146537733"/><text:span text:style-name="T9">Enter the real and img of complex no.</text:span><text:bookmark-end text:name="__DdeLink__725_2146537733"/></text:p>
      <text:p text:style-name="P32"><text:span text:style-name="T9">Real : 5</text:span></text:p>
      <text:p text:style-name="P32"><text:span text:style-name="T9">Img : 6</text:span></text:p>
      <text:p text:style-name="P32"><text:span text:style-name="T9">Enter the real and img of complex no.</text:span></text:p>
      <text:p text:style-name="P32"><text:span text:style-name="T9">Real : 3</text:span></text:p>
      <text:p text:style-name="P32"><text:span text:style-name="T9">Img : 4</text:span></text:p>
      <text:p text:style-name="P32"><text:span text:style-name="T9"/></text:p>
      <text:p text:style-name="P32"><text:span text:style-name="T9"><text:s text:c="9"/>---Main Menu--</text:span></text:p>
      <text:p text:style-name="P32"><text:span text:style-name="T9"><text:s text:c="9"/>1.Addition</text:span></text:p>
      <text:p text:style-name="P32"><text:span text:style-name="T9"><text:s text:c="9"/>2.Subtraction</text:span></text:p>
      <text:p text:style-name="P32"><text:span text:style-name="T9"><text:s text:c="9"/>3.Multiplication</text:span></text:p>
      <text:p text:style-name="P32"><text:span text:style-name="T9"><text:s text:c="9"/>4.Division</text:span></text:p>
      <text:p text:style-name="P32"><text:span text:style-name="T9"><text:s text:c="9"/>5.Equal</text:span></text:p>
      <text:p text:style-name="P32"><text:span text:style-name="T9"><text:s text:c="9"/>6.Conjugate</text:span></text:p>
      <text:p text:style-name="P32"><text:span text:style-name="T9"><text:s text:c="9"/>7.Show number with</text:span></text:p>
      <text:p text:style-name="P32"><text:span text:style-name="T9"><text:s text:c="11"/>Users literals</text:span></text:p>
      <text:p text:style-name="P32"><text:span text:style-name="T9"><text:s text:c="11"/>in Complex define</text:span></text:p>
      <text:p text:style-name="P32"><text:span text:style-name="T9"><text:s text:c="9"/>8.Exit</text:span></text:p>
      <text:p text:style-name="P32"><text:span text:style-name="T9"><text:s text:c="8"/>---Enter your choice--&gt; 7</text:span></text:p>
      <text:p text:style-name="P32"><text:soft-page-break/><text:span text:style-name="T9">(4.74) + (5.46)i</text:span></text:p>
      <text:p text:style-name="P32"><text:span text:style-name="T9"/></text:p>
      <text:p text:style-name="P32"><text:span text:style-name="T9"><text:s text:c="8"/>---Press 1 to continue--&gt; ^C</text:span></text:p>
      <text:p text:style-name="P32"><text:span text:style-name="T9">root@dell:/mnt/c/Users/permi/source/repos/university/oop/2_operator_liter# g++ main.cpp</text:span></text:p>
      <text:p text:style-name="P32"><text:span text:style-name="T9">root@dell:/mnt/c/Users/permi/source/repos/university/oop/2_operator_liter# ./a.out</text:span></text:p>
      <text:p text:style-name="P32"><text:span text:style-name="T9">Enter the real and img of complex no.</text:span></text:p>
      <text:p text:style-name="P32"><text:span text:style-name="T9">Real : 43</text:span></text:p>
      <text:p text:style-name="P32"><text:span text:style-name="T9">Img : 87.87</text:span></text:p>
      <text:p text:style-name="P32"><text:span text:style-name="T9">Enter the real and img of complex no.</text:span></text:p>
      <text:p text:style-name="P32"><text:span text:style-name="T9">Real : </text:span></text:p>
      <text:p text:style-name="P32"><text:span text:style-name="T9">46</text:span></text:p>
      <text:p text:style-name="P32"><text:span text:style-name="T9">Img : 76</text:span></text:p>
      <text:p text:style-name="P32"><text:span text:style-name="T9"/></text:p>
      <text:p text:style-name="P32"><text:span text:style-name="T9"><text:s text:c="9"/>---Main Menu--</text:span></text:p>
      <text:p text:style-name="P32"><text:span text:style-name="T9"><text:s text:c="9"/>1.Addition</text:span></text:p>
      <text:p text:style-name="P32"><text:span text:style-name="T9"><text:s text:c="9"/>2.Subtraction</text:span></text:p>
      <text:p text:style-name="P32"><text:span text:style-name="T9"><text:s text:c="9"/>3.Multiplication</text:span></text:p>
      <text:p text:style-name="P32"><text:span text:style-name="T9"><text:s text:c="9"/>4.Division</text:span></text:p>
      <text:p text:style-name="P32"><text:span text:style-name="T9"><text:s text:c="9"/>5.Equal</text:span></text:p>
      <text:p text:style-name="P32"><text:span text:style-name="T9"><text:s text:c="9"/>6.Conjugate</text:span></text:p>
      <text:p text:style-name="P32"><text:span text:style-name="T9"><text:s text:c="9"/>7.Show number with</text:span></text:p>
      <text:p text:style-name="P32"><text:span text:style-name="T9"><text:s text:c="11"/>Users literals</text:span></text:p>
      <text:p text:style-name="P32"><text:span text:style-name="T9"><text:s text:c="11"/>in Complex define</text:span></text:p>
      <text:p text:style-name="P32"><text:span text:style-name="T9"><text:s text:c="9"/>8.Exit</text:span></text:p>
      <text:p text:style-name="P32"><text:span text:style-name="T9"><text:s text:c="8"/>---Enter your choice--&gt; 4</text:span></text:p>
      <text:p text:style-name="P32"><text:span text:style-name="T9"/></text:p>
      <text:p text:style-name="P32"><text:span text:style-name="T9"/></text:p>
      <text:p text:style-name="P32"><text:soft-page-break/><text:span text:style-name="T9">(43) + (87.87)i / (46) + (76)i = (1.09682) + (0.0980765)i</text:span></text:p>
      <text:p text:style-name="P32"><text:span text:style-name="T9"/></text:p>
      <text:p text:style-name="P32"><text:span text:style-name="T9"><text:s text:c="8"/>---Press 1 to continue--&gt; </text:span></text:p>
      <text:p text:style-name="P32"><text:span text:style-name="T9">1 </text:span></text:p>
      <text:p text:style-name="P32"><text:span text:style-name="T9">Enter the real and img of complex no.</text:span></text:p>
      <text:p text:style-name="P32"><text:span text:style-name="T9">Real : 17</text:span></text:p>
      <text:p text:style-name="P32"><text:span text:style-name="T9">Img : -2</text:span></text:p>
      <text:p text:style-name="P32"><text:span text:style-name="T9">Enter the real and img of complex no.</text:span></text:p>
      <text:p text:style-name="P32"><text:span text:style-name="T9">Real : -667</text:span></text:p>
      <text:p text:style-name="P32"><text:span text:style-name="T9">Img : -453</text:span></text:p>
      <text:p text:style-name="P32"><text:span text:style-name="T9"/></text:p>
      <text:p text:style-name="P32"><text:span text:style-name="T9"><text:s text:c="9"/>---Main Menu--</text:span></text:p>
      <text:p text:style-name="P32"><text:span text:style-name="T9"><text:s text:c="9"/>1.Addition</text:span></text:p>
      <text:p text:style-name="P32"><text:span text:style-name="T9"><text:s text:c="9"/>2.Subtraction</text:span></text:p>
      <text:p text:style-name="P32"><text:span text:style-name="T9"><text:s text:c="9"/>3.Multiplication</text:span></text:p>
      <text:p text:style-name="P32"><text:span text:style-name="T9"><text:s text:c="9"/>4.Division</text:span></text:p>
      <text:p text:style-name="P32"><text:span text:style-name="T9"><text:s text:c="9"/>5.Equal</text:span></text:p>
      <text:p text:style-name="P32"><text:span text:style-name="T9"><text:s text:c="9"/>6.Conjugate</text:span></text:p>
      <text:p text:style-name="P32"><text:span text:style-name="T9"><text:s text:c="9"/>7.Show number with</text:span></text:p>
      <text:p text:style-name="P32"><text:span text:style-name="T9"><text:s text:c="11"/>Users literals</text:span></text:p>
      <text:p text:style-name="P32"><text:span text:style-name="T9"><text:s text:c="11"/>in Complex define</text:span></text:p>
      <text:p text:style-name="P32"><text:span text:style-name="T9"><text:s text:c="9"/>8.Exit</text:span></text:p>
      <text:p text:style-name="P32"><text:span text:style-name="T9"><text:s text:c="8"/>---Enter your choice--&gt; 3</text:span></text:p>
      <text:p text:style-name="P32"><text:span text:style-name="T9"/></text:p>
      <text:p text:style-name="P32"><text:span text:style-name="T9"/></text:p>
      <text:p text:style-name="P32"><text:span text:style-name="T9">(17) + (-2)i * (-667) + (-453)i = (-12245) + (-6367)i</text:span></text:p>
      <text:p text:style-name="P32"><text:span text:style-name="T9"/></text:p>
      <text:p text:style-name="P32"><text:soft-page-break/><text:span text:style-name="T9"><text:s text:c="8"/>---Press 1 to continue--&gt; 1</text:span></text:p>
      <text:p text:style-name="P32"><text:span text:style-name="T9">Enter the real and img of complex no.</text:span></text:p>
      <text:p text:style-name="P32"><text:span text:style-name="T9">Real : 65</text:span></text:p>
      <text:p text:style-name="P32"><text:span text:style-name="T9">Img : 9</text:span></text:p>
      <text:p text:style-name="P32"><text:span text:style-name="T9">Enter the real and img of complex no.</text:span></text:p>
      <text:p text:style-name="P32"><text:span text:style-name="T9">Real : -9</text:span></text:p>
      <text:p text:style-name="P32"><text:span text:style-name="T9">Img : -4</text:span></text:p>
      <text:p text:style-name="P32"><text:span text:style-name="T9"/></text:p>
      <text:p text:style-name="P32"><text:span text:style-name="T9"><text:s text:c="9"/>---Main Menu--</text:span></text:p>
      <text:p text:style-name="P32"><text:span text:style-name="T9"><text:s text:c="9"/>1.Addition</text:span></text:p>
      <text:p text:style-name="P32"><text:span text:style-name="T9"><text:s text:c="9"/>2.Subtraction</text:span></text:p>
      <text:p text:style-name="P32"><text:span text:style-name="T9"><text:s text:c="9"/>3.Multiplication</text:span></text:p>
      <text:p text:style-name="P32"><text:span text:style-name="T9"><text:s text:c="9"/>4.Division</text:span></text:p>
      <text:p text:style-name="P32"><text:span text:style-name="T9"><text:s text:c="9"/>5.Equal</text:span></text:p>
      <text:p text:style-name="P32"><text:span text:style-name="T9"><text:s text:c="9"/>6.Conjugate</text:span></text:p>
      <text:p text:style-name="P32"><text:span text:style-name="T9"><text:s text:c="9"/>7.Show number with</text:span></text:p>
      <text:p text:style-name="P32"><text:span text:style-name="T9"><text:s text:c="11"/>Users literals</text:span></text:p>
      <text:p text:style-name="P32"><text:span text:style-name="T9"><text:s text:c="11"/>in Complex define</text:span></text:p>
      <text:p text:style-name="P32"><text:span text:style-name="T9"><text:s text:c="9"/>8.Exit</text:span></text:p>
      <text:p text:style-name="P32"><text:span text:style-name="T9"><text:s text:c="8"/>---Enter your choice--&gt; 1</text:span></text:p>
      <text:p text:style-name="P32"><text:span text:style-name="T9"/></text:p>
      <text:p text:style-name="P32"><text:span text:style-name="T9"/></text:p>
      <text:p text:style-name="P32"><text:span text:style-name="T9">(65) + (9)i + (-9) + (-4)i = (56) + (5)i</text:span></text:p>
      <text:p text:style-name="P32"><text:span text:style-name="T9"/></text:p>
      <text:p text:style-name="P32"><text:span text:style-name="T9"><text:s text:c="8"/>---Press 1 to continue--&gt; 8</text:span></text:p>
      <text:p text:style-name="P20"><text:span text:style-name="T5"/></text:p>
      <text:p text:style-name="P20"><text:span text:style-name="T5"/></text:p>
      <text:p text:style-name="P21"><text:soft-page-break/><text:span text:style-name="T5">Листинг программы</text:span></text:p>
      <text:p text:style-name="P21"><text:span text:style-name="T5"/></text:p>
      <text:p text:style-name="P23"><text:span text:style-name="T13">/*</text:span></text:p>
      <text:p text:style-name="P7">Комплексное число в алгебраической форме представляются парой действительных чисел (a, b), где a – действительная часть, b – мнимая часть. Реализовать класс Complex для работы с комплексными числами. Обязательно должны быть присутствовать операции</text:p>
      <text:p text:style-name="P7">сложения add, (a, b) + (c, d) = (a + c, b + d);</text:p>
      <text:p text:style-name="P7">вычитания sub, (a, b) – (c, d) = (a – c, b – d);</text:p>
      <text:p text:style-name="P7">умножения mul, (a, b)  (c, d) = (ac – bd, ad + bc);</text:p>
      <text:p text:style-name="P7">деления div, (a, b) / (c, d) = (ac + bd, bc – ad) / (c2 + d2);</text:p>
      <text:p text:style-name="P7">сравнение equ, (a, b) = (c, d), если (a = c) и (b = d);</text:p>
      <text:p text:style-name="P7">сопряженное число conj, conj(a, b) = (a, –b).</text:p>
      <text:p text:style-name="P7">Реализовать операции сравнения модулей.</text:p>
      <text:p text:style-name="P8"/>
      <text:p text:style-name="P7">Операции сложения, вычитания, умножения, деления, сравнения на равенство должны быть выполнены в виде перегрузки операторов.</text:p>
      <text:p text:style-name="P7">Необходимо реализовать пользовательский литерал для работы с константами типа Complex.</text:p>
      <text:p text:style-name="P7">*/</text:p>
      <text:p text:style-name="P8"/>
      <text:p text:style-name="P7">#include&lt;iostream&gt;</text:p>
      <text:p text:style-name="P7">#include&lt;cmath&gt;</text:p>
      <text:p text:style-name="P39"/>
      <text:p text:style-name="P7">using namespace std;</text:p>
      <text:p text:style-name="P8"/>
      <text:p text:style-name="P7">class Complex {</text:p>
      <text:p text:style-name="P7">public:</text:p>
      <text:p text:style-name="P8">    <text:span text:style-name="T16">Complex</text:span><text:span text:style-name="T16">() {</text:span></text:p>
      <text:p text:style-name="P8">        <text:span text:style-name="T16">this</text:span><text:span text:style-name="T16">-&gt;</text:span><text:span text:style-name="T16">real</text:span><text:span text:style-name="T16"> = </text:span><text:span text:style-name="T16">0</text:span><text:span text:style-name="T16">;</text:span></text:p>
      <text:p text:style-name="P8">        <text:span text:style-name="T16">this</text:span><text:span text:style-name="T16">-&gt;</text:span><text:span text:style-name="T16">img</text:span><text:span text:style-name="T16"> = </text:span><text:span text:style-name="T16">0</text:span><text:span text:style-name="T16">;</text:span></text:p>
      <text:p text:style-name="P8">    <text:span text:style-name="T16">}</text:span></text:p>
      <text:p text:style-name="P8"/>
      <text:p text:style-name="P8">    <text:span text:style-name="T16">void</text:span><text:span text:style-name="T16"> </text:span><text:span text:style-name="T16">setRealImg</text:span><text:span text:style-name="T16">(</text:span><text:span text:style-name="T16">double</text:span><text:span text:style-name="T16"> </text:span><text:span text:style-name="T16">first</text:span><text:span text:style-name="T16">, </text:span><text:span text:style-name="T16">double</text:span><text:span text:style-name="T16"> </text:span><text:span text:style-name="T16">second</text:span><text:span text:style-name="T16">) {</text:span></text:p>
      <text:p text:style-name="P8">        <text:span text:style-name="T16">this</text:span><text:span text:style-name="T16">-&gt;</text:span><text:span text:style-name="T16">real</text:span><text:span text:style-name="T16"> = </text:span><text:span text:style-name="T16">first</text:span><text:span text:style-name="T16">;</text:span></text:p>
      <text:p text:style-name="P8">        <text:span text:style-name="T16">this</text:span><text:span text:style-name="T16">-&gt;</text:span><text:span text:style-name="T16">img</text:span><text:span text:style-name="T16"> = </text:span><text:span text:style-name="T16">second</text:span><text:span text:style-name="T16">;</text:span></text:p>
      <text:p text:style-name="P8">    <text:span text:style-name="T16">}</text:span></text:p>
      <text:p text:style-name="P8">    <text:span text:style-name="T16">void</text:span><text:span text:style-name="T16"> </text:span><text:span text:style-name="T16">getData</text:span><text:span text:style-name="T16">();</text:span></text:p>
      <text:p text:style-name="P8">    <text:span text:style-name="T16">void</text:span><text:span text:style-name="T16"> </text:span><text:span text:style-name="T16">display</text:span><text:span text:style-name="T16">();</text:span></text:p>
      <text:p text:style-name="P8"/>
      <text:p text:style-name="P8">    <text:span text:style-name="T16">Complex</text:span><text:span text:style-name="T16"> </text:span><text:span text:style-name="T16">operator+</text:span><text:span text:style-name="T16"> (</text:span><text:span text:style-name="T16">Complex</text:span><text:span text:style-name="T16"> </text:span><text:span text:style-name="T16">c1</text:span><text:span text:style-name="T16">);</text:span></text:p>
      <text:p text:style-name="P8"><text:soft-page-break/>    <text:span text:style-name="T16">Complex</text:span><text:span text:style-name="T16"> </text:span><text:span text:style-name="T16">operator-</text:span><text:span text:style-name="T16"> (</text:span><text:span text:style-name="T16">Complex</text:span><text:span text:style-name="T16"> </text:span><text:span text:style-name="T16">c1</text:span><text:span text:style-name="T16">);</text:span></text:p>
      <text:p text:style-name="P8">    <text:span text:style-name="T16">Complex</text:span><text:span text:style-name="T16"> </text:span><text:span text:style-name="T16">operator*</text:span><text:span text:style-name="T16"> (</text:span><text:span text:style-name="T16">Complex</text:span><text:span text:style-name="T16"> </text:span><text:span text:style-name="T16">c1</text:span><text:span text:style-name="T16">);</text:span></text:p>
      <text:p text:style-name="P8">    <text:span text:style-name="T16">Complex</text:span><text:span text:style-name="T16"> </text:span><text:span text:style-name="T16">operator/</text:span><text:span text:style-name="T16"> (</text:span><text:span text:style-name="T16">Complex</text:span><text:span text:style-name="T16"> </text:span><text:span text:style-name="T16">c1</text:span><text:span text:style-name="T16">);</text:span></text:p>
      <text:p text:style-name="P8">    <text:span text:style-name="T16">bool</text:span><text:span text:style-name="T16"> </text:span><text:span text:style-name="T16">operator==</text:span><text:span text:style-name="T16"> (</text:span><text:span text:style-name="T16">Complex</text:span><text:span text:style-name="T16"> </text:span><text:span text:style-name="T16">c1</text:span><text:span text:style-name="T16">);</text:span></text:p>
      <text:p text:style-name="P8">    <text:span text:style-name="T16">bool</text:span><text:span text:style-name="T16"> </text:span><text:span text:style-name="T16">operator^</text:span><text:span text:style-name="T16"> (</text:span><text:span text:style-name="T16">Complex</text:span><text:span text:style-name="T16"> </text:span><text:span text:style-name="T16">c1</text:span><text:span text:style-name="T16">);</text:span></text:p>
      <text:p text:style-name="P8">    <text:span text:style-name="T16">float</text:span><text:span text:style-name="T16"> </text:span><text:span text:style-name="T16">abs</text:span><text:span text:style-name="T16">();</text:span></text:p>
      <text:p text:style-name="P8"/>
      <text:p text:style-name="P7">private:</text:p>
      <text:p text:style-name="P8">    <text:span text:style-name="T16">float</text:span><text:span text:style-name="T16"> </text:span><text:span text:style-name="T16">real</text:span><text:span text:style-name="T16">;</text:span></text:p>
      <text:p text:style-name="P8">    <text:span text:style-name="T16">float</text:span><text:span text:style-name="T16"> </text:span><text:span text:style-name="T16">img</text:span><text:span text:style-name="T16">;</text:span></text:p>
      <text:p text:style-name="P7">};</text:p>
      <text:p text:style-name="P39"/>
      <text:p text:style-name="P7">void Complex::display() {</text:p>
      <text:p text:style-name="P8">   <text:span text:style-name="T16">cout</text:span><text:span text:style-name="T16"> </text:span><text:span text:style-name="T16">&lt;&lt;</text:span><text:span text:style-name="T16"> </text:span><text:span text:style-name="T16">"("</text:span><text:span text:style-name="T16"> </text:span><text:span text:style-name="T16">&lt;&lt;</text:span><text:span text:style-name="T16"> </text:span><text:span text:style-name="T16">this</text:span><text:span text:style-name="T16">-&gt;</text:span><text:span text:style-name="T16">real</text:span><text:span text:style-name="T16"> </text:span><text:span text:style-name="T16">&lt;&lt;</text:span><text:span text:style-name="T16"> </text:span><text:span text:style-name="T16">")"</text:span><text:span text:style-name="T16"> </text:span><text:span text:style-name="T16">&lt;&lt;</text:span><text:span text:style-name="T16"> </text:span><text:span text:style-name="T16">" + "</text:span><text:span text:style-name="T16"> </text:span><text:span text:style-name="T16">&lt;&lt;</text:span><text:span text:style-name="T16"> </text:span><text:span text:style-name="T16">"("</text:span><text:span text:style-name="T16"> </text:span><text:span text:style-name="T16">&lt;&lt;</text:span><text:span text:style-name="T16"> </text:span><text:span text:style-name="T16">this</text:span><text:span text:style-name="T16">-&gt;</text:span><text:span text:style-name="T16">img</text:span><text:span text:style-name="T16"> </text:span><text:span text:style-name="T16">&lt;&lt;</text:span><text:span text:style-name="T16"> </text:span><text:span text:style-name="T16">")"</text:span><text:span text:style-name="T16"> </text:span><text:span text:style-name="T16">&lt;&lt;</text:span><text:span text:style-name="T16"> </text:span><text:span text:style-name="T16">"i"</text:span><text:span text:style-name="T16">;</text:span></text:p>
      <text:p text:style-name="P7">}</text:p>
      <text:p text:style-name="P8"/>
      <text:p text:style-name="P7">void Complex::getData() {</text:p>
      <text:p text:style-name="P8">    <text:span text:style-name="T16">cout</text:span><text:span text:style-name="T16"> </text:span><text:span text:style-name="T16">&lt;&lt;</text:span><text:span text:style-name="T16"> </text:span><text:span text:style-name="T16">"Enter the real and img of complex no.</text:span><text:span text:style-name="T16">\n</text:span><text:span text:style-name="T16">"</text:span><text:span text:style-name="T16">;</text:span></text:p>
      <text:p text:style-name="P8">    <text:span text:style-name="T16">cout</text:span><text:span text:style-name="T16"> </text:span><text:span text:style-name="T16">&lt;&lt;</text:span><text:span text:style-name="T16"> </text:span><text:span text:style-name="T16">"Real : "</text:span><text:span text:style-name="T16">;</text:span></text:p>
      <text:p text:style-name="P8">    <text:span text:style-name="T16">cin</text:span><text:span text:style-name="T16"> </text:span><text:span text:style-name="T16">&gt;&gt;</text:span><text:span text:style-name="T16"> </text:span><text:span text:style-name="T16">this</text:span><text:span text:style-name="T16">-&gt;</text:span><text:span text:style-name="T16">real</text:span><text:span text:style-name="T16">;</text:span></text:p>
      <text:p text:style-name="P8">    <text:span text:style-name="T16">cout</text:span><text:span text:style-name="T16"> </text:span><text:span text:style-name="T16">&lt;&lt;</text:span><text:span text:style-name="T16"> </text:span><text:span text:style-name="T16">"Img : "</text:span><text:span text:style-name="T16">;</text:span></text:p>
      <text:p text:style-name="P8">    <text:span text:style-name="T16">cin</text:span><text:span text:style-name="T16"> </text:span><text:span text:style-name="T16">&gt;&gt;</text:span><text:span text:style-name="T16"> </text:span><text:span text:style-name="T16">this</text:span><text:span text:style-name="T16">-&gt;</text:span><text:span text:style-name="T16">img</text:span><text:span text:style-name="T16">;</text:span></text:p>
      <text:p text:style-name="P7">}</text:p>
      <text:p text:style-name="P8"/>
      <text:p text:style-name="P7">Complex Complex::operator/ (Complex c1) {</text:p>
      <text:p text:style-name="P8">    <text:span text:style-name="T16">Complex</text:span><text:span text:style-name="T16"> </text:span><text:span text:style-name="T16">div</text:span><text:span text:style-name="T16">;</text:span></text:p>
      <text:p text:style-name="P8">    <text:span text:style-name="T16">div</text:span><text:span text:style-name="T16">.</text:span><text:span text:style-name="T16">real</text:span><text:span text:style-name="T16"> = ( (</text:span><text:span text:style-name="T16">this</text:span><text:span text:style-name="T16">-&gt;</text:span><text:span text:style-name="T16">real</text:span><text:span text:style-name="T16"> * </text:span><text:span text:style-name="T16">c1</text:span><text:span text:style-name="T16">.</text:span><text:span text:style-name="T16">real</text:span><text:span text:style-name="T16">) + (</text:span><text:span text:style-name="T16">this</text:span><text:span text:style-name="T16">-&gt;</text:span><text:span text:style-name="T16">img</text:span><text:span text:style-name="T16"> * </text:span><text:span text:style-name="T16">c1</text:span><text:span text:style-name="T16">.</text:span><text:span text:style-name="T16">img</text:span><text:span text:style-name="T16">) ) / ( </text:span><text:span text:style-name="T16">pow</text:span><text:span text:style-name="T16">(</text:span><text:span text:style-name="T16">c1</text:span><text:span text:style-name="T16">.</text:span><text:span text:style-name="T16">real</text:span><text:span text:style-name="T16">, </text:span><text:span text:style-name="T16">2</text:span><text:span text:style-name="T16">) + </text:span><text:span text:style-name="T16">pow</text:span><text:span text:style-name="T16">(</text:span><text:span text:style-name="T16">c1</text:span><text:span text:style-name="T16">.</text:span><text:span text:style-name="T16">img</text:span><text:span text:style-name="T16">, </text:span><text:span text:style-name="T16">2</text:span><text:span text:style-name="T16">) );</text:span></text:p>
      <text:p text:style-name="P8">    <text:span text:style-name="T16">div</text:span><text:span text:style-name="T16">.</text:span><text:span text:style-name="T16">img</text:span><text:span text:style-name="T16"> = ( (</text:span><text:span text:style-name="T16">this</text:span><text:span text:style-name="T16">-&gt;</text:span><text:span text:style-name="T16">img</text:span><text:span text:style-name="T16"> * </text:span><text:span text:style-name="T16">c1</text:span><text:span text:style-name="T16">.</text:span><text:span text:style-name="T16">real</text:span><text:span text:style-name="T16">) - (</text:span><text:span text:style-name="T16">this</text:span><text:span text:style-name="T16">-&gt;</text:span><text:span text:style-name="T16">real</text:span><text:span text:style-name="T16"> * </text:span><text:span text:style-name="T16">c1</text:span><text:span text:style-name="T16">.</text:span><text:span text:style-name="T16">img</text:span><text:span text:style-name="T16">) ) / ( </text:span><text:span text:style-name="T16">pow</text:span><text:span text:style-name="T16">(</text:span><text:span text:style-name="T16">c1</text:span><text:span text:style-name="T16">.</text:span><text:span text:style-name="T16">real</text:span><text:span text:style-name="T16">, </text:span><text:span text:style-name="T16">2</text:span><text:span text:style-name="T16">) + </text:span><text:span text:style-name="T16">pow</text:span><text:span text:style-name="T16">(</text:span><text:span text:style-name="T16">c1</text:span><text:span text:style-name="T16">.</text:span><text:span text:style-name="T16">img</text:span><text:span text:style-name="T16">, </text:span><text:span text:style-name="T16">2</text:span><text:span text:style-name="T16">) );</text:span></text:p>
      <text:p text:style-name="P8">    <text:span text:style-name="T16">return</text:span><text:span text:style-name="T16"> </text:span><text:span text:style-name="T16">div</text:span><text:span text:style-name="T16">;</text:span></text:p>
      <text:p text:style-name="P7">}</text:p>
      <text:p text:style-name="P8"/>
      <text:p text:style-name="P7">Complex Complex::operator* (Complex c1) {</text:p>
      <text:p text:style-name="P8">    <text:span text:style-name="T16">Complex</text:span><text:span text:style-name="T16"> </text:span><text:span text:style-name="T16">mul</text:span><text:span text:style-name="T16">;</text:span></text:p>
      <text:p text:style-name="P8">    <text:span text:style-name="T16">mul</text:span><text:span text:style-name="T16">.</text:span><text:span text:style-name="T16">real</text:span><text:span text:style-name="T16"> = ( (</text:span><text:span text:style-name="T16">this</text:span><text:span text:style-name="T16">-&gt;</text:span><text:span text:style-name="T16">real</text:span><text:span text:style-name="T16"> * </text:span><text:span text:style-name="T16">c1</text:span><text:span text:style-name="T16">.</text:span><text:span text:style-name="T16">real</text:span><text:span text:style-name="T16">) - (</text:span><text:span text:style-name="T16">this</text:span><text:span text:style-name="T16">-&gt;</text:span><text:span text:style-name="T16">img</text:span><text:span text:style-name="T16"> * </text:span><text:span text:style-name="T16">c1</text:span><text:span text:style-name="T16">.</text:span><text:span text:style-name="T16">img</text:span><text:span text:style-name="T16">) );</text:span></text:p>
      <text:p text:style-name="P8">    <text:span text:style-name="T16">mul</text:span><text:span text:style-name="T16">.</text:span><text:span text:style-name="T16">img</text:span><text:span text:style-name="T16"> = ( (</text:span><text:span text:style-name="T16">this</text:span><text:span text:style-name="T16">-&gt;</text:span><text:span text:style-name="T16">real</text:span><text:span text:style-name="T16"> * </text:span><text:span text:style-name="T16">c1</text:span><text:span text:style-name="T16">.</text:span><text:span text:style-name="T16">img</text:span><text:span text:style-name="T16">) + (</text:span><text:span text:style-name="T16">this</text:span><text:span text:style-name="T16">-&gt;</text:span><text:span text:style-name="T16">img</text:span><text:span text:style-name="T16"> * </text:span><text:span text:style-name="T16">c1</text:span><text:span text:style-name="T16">.</text:span><text:span text:style-name="T16">real</text:span><text:span text:style-name="T16">) );</text:span></text:p>
      <text:p text:style-name="P8">    <text:span text:style-name="T16">return</text:span><text:span text:style-name="T16"> </text:span><text:span text:style-name="T16">mul</text:span><text:span text:style-name="T16">;</text:span></text:p>
      <text:p text:style-name="P7">}</text:p>
      <text:p text:style-name="P8"/>
      <text:p text:style-name="P7"><text:soft-page-break/>Complex Complex::operator- (Complex c1) {</text:p>
      <text:p text:style-name="P8">    <text:span text:style-name="T16">Complex</text:span><text:span text:style-name="T16"> </text:span><text:span text:style-name="T16">sub</text:span><text:span text:style-name="T16">;</text:span></text:p>
      <text:p text:style-name="P8">    <text:span text:style-name="T16">sub</text:span><text:span text:style-name="T16">.</text:span><text:span text:style-name="T16">real</text:span><text:span text:style-name="T16"> = </text:span><text:span text:style-name="T16">this</text:span><text:span text:style-name="T16">-&gt;</text:span><text:span text:style-name="T16">real</text:span><text:span text:style-name="T16"> - </text:span><text:span text:style-name="T16">c1</text:span><text:span text:style-name="T16">.</text:span><text:span text:style-name="T16">real</text:span><text:span text:style-name="T16">;</text:span></text:p>
      <text:p text:style-name="P8">    <text:span text:style-name="T16">sub</text:span><text:span text:style-name="T16">.</text:span><text:span text:style-name="T16">img</text:span><text:span text:style-name="T16"> = </text:span><text:span text:style-name="T16">this</text:span><text:span text:style-name="T16">-&gt;</text:span><text:span text:style-name="T16">img</text:span><text:span text:style-name="T16"> - </text:span><text:span text:style-name="T16">c1</text:span><text:span text:style-name="T16">.</text:span><text:span text:style-name="T16">img</text:span><text:span text:style-name="T16">;</text:span></text:p>
      <text:p text:style-name="P8">    <text:span text:style-name="T16">return</text:span><text:span text:style-name="T16"> </text:span><text:span text:style-name="T16">sub</text:span><text:span text:style-name="T16">;</text:span></text:p>
      <text:p text:style-name="P7">}</text:p>
      <text:p text:style-name="P8"/>
      <text:p text:style-name="P7">Complex Complex::operator+ (Complex c1) {</text:p>
      <text:p text:style-name="P8">    <text:span text:style-name="T16">Complex</text:span><text:span text:style-name="T16"> </text:span><text:span text:style-name="T16">add</text:span><text:span text:style-name="T16">;</text:span></text:p>
      <text:p text:style-name="P8">    <text:span text:style-name="T16">add</text:span><text:span text:style-name="T16">.</text:span><text:span text:style-name="T16">real</text:span><text:span text:style-name="T16"> = </text:span><text:span text:style-name="T16">this</text:span><text:span text:style-name="T16">-&gt;</text:span><text:span text:style-name="T16">real</text:span><text:span text:style-name="T16"> + </text:span><text:span text:style-name="T16">c1</text:span><text:span text:style-name="T16">.</text:span><text:span text:style-name="T16">real</text:span><text:span text:style-name="T16">;</text:span></text:p>
      <text:p text:style-name="P8">    <text:span text:style-name="T16">add</text:span><text:span text:style-name="T16">.</text:span><text:span text:style-name="T16">img</text:span><text:span text:style-name="T16"> = </text:span><text:span text:style-name="T16">this</text:span><text:span text:style-name="T16">-&gt;</text:span><text:span text:style-name="T16">img</text:span><text:span text:style-name="T16"> + </text:span><text:span text:style-name="T16">c1</text:span><text:span text:style-name="T16">.</text:span><text:span text:style-name="T16">img</text:span><text:span text:style-name="T16">;</text:span></text:p>
      <text:p text:style-name="P8">    <text:span text:style-name="T16">return</text:span><text:span text:style-name="T16"> </text:span><text:span text:style-name="T16">add</text:span><text:span text:style-name="T16">;</text:span></text:p>
      <text:p text:style-name="P7">}</text:p>
      <text:p text:style-name="P8"/>
      <text:p text:style-name="P7">bool Complex::operator== (Complex c1) {</text:p>
      <text:p text:style-name="P8">    <text:span text:style-name="T16">if</text:span><text:span text:style-name="T16"> (</text:span><text:span text:style-name="T16">this</text:span><text:span text:style-name="T16">-&gt;</text:span><text:span text:style-name="T16">real</text:span><text:span text:style-name="T16"> == </text:span><text:span text:style-name="T16">c1</text:span><text:span text:style-name="T16">.</text:span><text:span text:style-name="T16">real</text:span><text:span text:style-name="T16"> &amp;&amp; </text:span><text:span text:style-name="T16">this</text:span><text:span text:style-name="T16">-&gt;</text:span><text:span text:style-name="T16">img</text:span><text:span text:style-name="T16"> == </text:span><text:span text:style-name="T16">c1</text:span><text:span text:style-name="T16">.</text:span><text:span text:style-name="T16">img</text:span><text:span text:style-name="T16">){</text:span></text:p>
      <text:p text:style-name="P8">        <text:span text:style-name="T16">return</text:span><text:span text:style-name="T16"> </text:span><text:span text:style-name="T16">true</text:span><text:span text:style-name="T16">;</text:span></text:p>
      <text:p text:style-name="P8">    <text:span text:style-name="T16">}</text:span></text:p>
      <text:p text:style-name="P8">    <text:span text:style-name="T16">return</text:span><text:span text:style-name="T16"> </text:span><text:span text:style-name="T16">false</text:span><text:span text:style-name="T16">;</text:span></text:p>
      <text:p text:style-name="P7">}</text:p>
      <text:p text:style-name="P8"/>
      <text:p text:style-name="P7">bool Complex::operator^ (Complex c1) {</text:p>
      <text:p text:style-name="P8">    <text:span text:style-name="T16">if</text:span><text:span text:style-name="T16"> (</text:span><text:span text:style-name="T16">this</text:span><text:span text:style-name="T16">-&gt;</text:span><text:span text:style-name="T16">real</text:span><text:span text:style-name="T16"> == </text:span><text:span text:style-name="T16">c1</text:span><text:span text:style-name="T16">.</text:span><text:span text:style-name="T16">real</text:span><text:span text:style-name="T16"> &amp;&amp; </text:span><text:span text:style-name="T16">this</text:span><text:span text:style-name="T16">-&gt;</text:span><text:span text:style-name="T16">img</text:span><text:span text:style-name="T16"> == -</text:span><text:span text:style-name="T16">1</text:span><text:span text:style-name="T16"> * </text:span><text:span text:style-name="T16">c1</text:span><text:span text:style-name="T16">.</text:span><text:span text:style-name="T16">img</text:span><text:span text:style-name="T16">) {</text:span></text:p>
      <text:p text:style-name="P8">        <text:span text:style-name="T16">return</text:span><text:span text:style-name="T16"> </text:span><text:span text:style-name="T16">true</text:span><text:span text:style-name="T16">;</text:span></text:p>
      <text:p text:style-name="P8">    <text:span text:style-name="T16">}</text:span></text:p>
      <text:p text:style-name="P8">    <text:span text:style-name="T16">return</text:span><text:span text:style-name="T16"> </text:span><text:span text:style-name="T16">false</text:span><text:span text:style-name="T16">;</text:span></text:p>
      <text:p text:style-name="P7">}</text:p>
      <text:p text:style-name="P8"/>
      <text:p text:style-name="P7">float Complex::abs() {</text:p>
      <text:p text:style-name="P8">    <text:span text:style-name="T16">float</text:span><text:span text:style-name="T16"> </text:span><text:span text:style-name="T16">max_part</text:span><text:span text:style-name="T16"> = </text:span><text:span text:style-name="T16">max</text:span><text:span text:style-name="T16">(</text:span><text:span text:style-name="T16">this</text:span><text:span text:style-name="T16">-&gt;</text:span><text:span text:style-name="T16">real</text:span><text:span text:style-name="T16">, </text:span><text:span text:style-name="T16">this</text:span><text:span text:style-name="T16">-&gt;</text:span><text:span text:style-name="T16">img</text:span><text:span text:style-name="T16">);</text:span></text:p>
      <text:p text:style-name="P8">    <text:span text:style-name="T16">float</text:span><text:span text:style-name="T16"> </text:span><text:span text:style-name="T16">min_part</text:span><text:span text:style-name="T16"> = </text:span><text:span text:style-name="T16">min</text:span><text:span text:style-name="T16">(</text:span><text:span text:style-name="T16">this</text:span><text:span text:style-name="T16">-&gt;</text:span><text:span text:style-name="T16">real</text:span><text:span text:style-name="T16">, </text:span><text:span text:style-name="T16">this</text:span><text:span text:style-name="T16">-&gt;</text:span><text:span text:style-name="T16">img</text:span><text:span text:style-name="T16">);</text:span></text:p>
      <text:p text:style-name="P8">    <text:span text:style-name="T16">return</text:span><text:span text:style-name="T16"> </text:span><text:span text:style-name="T16">max_part</text:span><text:span text:style-name="T16"> * </text:span><text:span text:style-name="T16">sqrt</text:span><text:span text:style-name="T16">(</text:span><text:span text:style-name="T16">1</text:span><text:span text:style-name="T16"> + </text:span><text:span text:style-name="T16">min_part</text:span><text:span text:style-name="T16"> * </text:span><text:span text:style-name="T16">min_part</text:span><text:span text:style-name="T16"> / </text:span><text:span text:style-name="T16">max_part</text:span><text:span text:style-name="T16"> / </text:span><text:span text:style-name="T16">max_part</text:span><text:span text:style-name="T16">);</text:span></text:p>
      <text:p text:style-name="P7">}</text:p>
      <text:p text:style-name="P8"/>
      <text:p text:style-name="P7">class Part {</text:p>
      <text:p text:style-name="P7">public:</text:p>
      <text:p text:style-name="P8">    <text:span text:style-name="T16">Part</text:span><text:span text:style-name="T16">() {</text:span></text:p>
      <text:p text:style-name="P8">        <text:span text:style-name="T16">this</text:span><text:span text:style-name="T16">-&gt;</text:span><text:span text:style-name="T16">part</text:span><text:span text:style-name="T16"> = </text:span><text:span text:style-name="T16">0</text:span><text:span text:style-name="T16">;</text:span></text:p>
      <text:p text:style-name="P8">    <text:span text:style-name="T16">}</text:span></text:p>
      <text:p text:style-name="P8">    <text:span text:style-name="T16">Part</text:span><text:span text:style-name="T16">(</text:span><text:span text:style-name="T16">long</text:span><text:span text:style-name="T16"> </text:span><text:span text:style-name="T16">double</text:span><text:span text:style-name="T16"> </text:span><text:span text:style-name="T16">part</text:span><text:span text:style-name="T16">){</text:span></text:p>
      <text:p text:style-name="P8">        <text:span text:style-name="T16">this</text:span><text:span text:style-name="T16">-&gt;</text:span><text:span text:style-name="T16">part</text:span><text:span text:style-name="T16"> = </text:span><text:span text:style-name="T16">part</text:span><text:span text:style-name="T16">;</text:span></text:p>
      <text:p text:style-name="P8"><text:soft-page-break/>    <text:span text:style-name="T16">}</text:span></text:p>
      <text:p text:style-name="P8">    <text:span text:style-name="T16">double</text:span><text:span text:style-name="T16"> </text:span><text:span text:style-name="T16">part</text:span><text:span text:style-name="T16">;</text:span></text:p>
      <text:p text:style-name="P7">};</text:p>
      <text:p text:style-name="P8"/>
      <text:p text:style-name="P7">Part operator ""_REAL(long double part) {</text:p>
      <text:p text:style-name="P8">    <text:span text:style-name="T16">Part</text:span><text:span text:style-name="T16"> </text:span><text:span text:style-name="T16">lit</text:span><text:span text:style-name="T16">(</text:span><text:span text:style-name="T16">part</text:span><text:span text:style-name="T16">);</text:span></text:p>
      <text:p text:style-name="P8">    <text:span text:style-name="T16">return</text:span><text:span text:style-name="T16"> </text:span><text:span text:style-name="T16">lit</text:span><text:span text:style-name="T16">;</text:span></text:p>
      <text:p text:style-name="P7">}</text:p>
      <text:p text:style-name="P8"/>
      <text:p text:style-name="P7">Part operator ""_IMG(long double part) {</text:p>
      <text:p text:style-name="P8">    <text:span text:style-name="T16">Part</text:span><text:span text:style-name="T16"> </text:span><text:span text:style-name="T16">lit</text:span><text:span text:style-name="T16">(</text:span><text:span text:style-name="T16">part</text:span><text:span text:style-name="T16">);</text:span></text:p>
      <text:p text:style-name="P8">    <text:span text:style-name="T16">return</text:span><text:span text:style-name="T16"> </text:span><text:span text:style-name="T16">lit</text:span><text:span text:style-name="T16">;</text:span></text:p>
      <text:p text:style-name="P7">}</text:p>
      <text:p text:style-name="P8"/>
      <text:p text:style-name="P7">int main() {</text:p>
      <text:p text:style-name="P8">    <text:span text:style-name="T16">Complex</text:span><text:span text:style-name="T16"> </text:span><text:span text:style-name="T16">a</text:span><text:span text:style-name="T16">, </text:span><text:span text:style-name="T16">b</text:span><text:span text:style-name="T16">, </text:span><text:span text:style-name="T16">c</text:span><text:span text:style-name="T16">;</text:span></text:p>
      <text:p text:style-name="P8">    <text:span text:style-name="T16">Complex</text:span><text:span text:style-name="T16"> </text:span><text:span text:style-name="T16">example</text:span><text:span text:style-name="T16">;</text:span></text:p>
      <text:p text:style-name="P8">    <text:span text:style-name="T16">Part</text:span><text:span text:style-name="T16"> </text:span><text:span text:style-name="T16">part_real</text:span><text:span text:style-name="T16">, </text:span><text:span text:style-name="T16">part_img</text:span><text:span text:style-name="T16">;</text:span></text:p>
      <text:p text:style-name="P8"/>
      <text:p text:style-name="P8">    <text:span text:style-name="T16">int</text:span><text:span text:style-name="T16"> </text:span><text:span text:style-name="T16">opt</text:span><text:span text:style-name="T16">, </text:span><text:span text:style-name="T16">opt_exit</text:span><text:span text:style-name="T16"> = </text:span><text:span text:style-name="T16">1</text:span><text:span text:style-name="T16">;</text:span></text:p>
      <text:p text:style-name="P8"/>
      <text:p text:style-name="P8">    <text:span text:style-name="T16">while</text:span><text:span text:style-name="T16">(</text:span><text:span text:style-name="T16">opt_exit</text:span><text:span text:style-name="T16"> == </text:span><text:span text:style-name="T16">1</text:span><text:span text:style-name="T16">) {</text:span></text:p>
      <text:p text:style-name="P8">        <text:span text:style-name="T16">a</text:span><text:span text:style-name="T16">.</text:span><text:span text:style-name="T16">getData</text:span><text:span text:style-name="T16">();</text:span></text:p>
      <text:p text:style-name="P8">        <text:span text:style-name="T16">b</text:span><text:span text:style-name="T16">.</text:span><text:span text:style-name="T16">getData</text:span><text:span text:style-name="T16">();</text:span></text:p>
      <text:p text:style-name="P8"/>
      <text:p text:style-name="P8">        <text:span text:style-name="T16">cout</text:span><text:span text:style-name="T16"> </text:span><text:span text:style-name="T16">&lt;&lt;</text:span><text:span text:style-name="T16"> </text:span><text:span text:style-name="T16">"</text:span><text:span text:style-name="T16">\n\t</text:span><text:span text:style-name="T16"> ---Main Menu--"</text:span><text:span text:style-name="T16">;</text:span></text:p>
      <text:p text:style-name="P8">        <text:span text:style-name="T16">cout</text:span><text:span text:style-name="T16"> </text:span><text:span text:style-name="T16">&lt;&lt;</text:span><text:span text:style-name="T16"> </text:span><text:span text:style-name="T16">"</text:span><text:span text:style-name="T16">\n\t</text:span><text:span text:style-name="T16"> 1.Addition"</text:span><text:span text:style-name="T16">;</text:span></text:p>
      <text:p text:style-name="P8">        <text:span text:style-name="T16">cout</text:span><text:span text:style-name="T16"> </text:span><text:span text:style-name="T16">&lt;&lt;</text:span><text:span text:style-name="T16"> </text:span><text:span text:style-name="T16">"</text:span><text:span text:style-name="T16">\n\t</text:span><text:span text:style-name="T16"> 2.Subtraction"</text:span><text:span text:style-name="T16">;</text:span></text:p>
      <text:p text:style-name="P8">        <text:span text:style-name="T16">cout</text:span><text:span text:style-name="T16"> </text:span><text:span text:style-name="T16">&lt;&lt;</text:span><text:span text:style-name="T16"> </text:span><text:span text:style-name="T16">"</text:span><text:span text:style-name="T16">\n\t</text:span><text:span text:style-name="T16"> 3.Multiplication"</text:span><text:span text:style-name="T16">;</text:span></text:p>
      <text:p text:style-name="P8">        <text:span text:style-name="T16">cout</text:span><text:span text:style-name="T16"> </text:span><text:span text:style-name="T16">&lt;&lt;</text:span><text:span text:style-name="T16"> </text:span><text:span text:style-name="T16">"</text:span><text:span text:style-name="T16">\n\t</text:span><text:span text:style-name="T16"> 4.Division"</text:span><text:span text:style-name="T16">;</text:span></text:p>
      <text:p text:style-name="P8">        <text:span text:style-name="T16">cout</text:span><text:span text:style-name="T16"> </text:span><text:span text:style-name="T16">&lt;&lt;</text:span><text:span text:style-name="T16"> </text:span><text:span text:style-name="T16">"</text:span><text:span text:style-name="T16">\n\t</text:span><text:span text:style-name="T16"> 5.Equal"</text:span><text:span text:style-name="T16">;</text:span></text:p>
      <text:p text:style-name="P8">        <text:span text:style-name="T16">cout</text:span><text:span text:style-name="T16"> </text:span><text:span text:style-name="T16">&lt;&lt;</text:span><text:span text:style-name="T16"> </text:span><text:span text:style-name="T16">"</text:span><text:span text:style-name="T16">\n\t</text:span><text:span text:style-name="T16"> 6.Conjugate"</text:span><text:span text:style-name="T16">;</text:span></text:p>
      <text:p text:style-name="P8">        <text:span text:style-name="T16">cout</text:span><text:span text:style-name="T16"> </text:span><text:span text:style-name="T16">&lt;&lt;</text:span><text:span text:style-name="T16"> </text:span><text:span text:style-name="T16">"</text:span><text:span text:style-name="T16">\n\t</text:span><text:span text:style-name="T16"> 7.Show number with</text:span><text:span text:style-name="T16">\n\t</text:span><text:span text:style-name="T16">   Users literals</text:span><text:span text:style-name="T16">\n\t</text:span><text:span text:style-name="T16">   in Complex define"</text:span><text:span text:style-name="T16">;</text:span></text:p>
      <text:p text:style-name="P8">        <text:span text:style-name="T16">cout</text:span><text:span text:style-name="T16"> </text:span><text:span text:style-name="T16">&lt;&lt;</text:span><text:span text:style-name="T16"> </text:span><text:span text:style-name="T16">"</text:span><text:span text:style-name="T16">\n\t</text:span><text:span text:style-name="T16"> 8.Exit"</text:span><text:span text:style-name="T16">;</text:span></text:p>
      <text:p text:style-name="P8">        <text:span text:style-name="T16">cout</text:span><text:span text:style-name="T16"> </text:span><text:span text:style-name="T16">&lt;&lt;</text:span><text:span text:style-name="T16"> </text:span><text:span text:style-name="T16">"</text:span><text:span text:style-name="T16">\n\t</text:span><text:span text:style-name="T16">---Enter your choice--&gt; "</text:span><text:span text:style-name="T16">;</text:span></text:p>
      <text:p text:style-name="P8"/>
      <text:p text:style-name="P8">        <text:span text:style-name="T16">cin</text:span><text:span text:style-name="T16"> </text:span><text:span text:style-name="T16">&gt;&gt;</text:span><text:span text:style-name="T16"> </text:span><text:span text:style-name="T16">opt</text:span><text:span text:style-name="T16">;</text:span></text:p>
      <text:p text:style-name="P8"/>
      <text:p text:style-name="P8">        <text:span text:style-name="T16">switch</text:span><text:span text:style-name="T16">(</text:span><text:span text:style-name="T16">opt</text:span><text:span text:style-name="T16">) {</text:span></text:p>
      <text:p text:style-name="P8">        <text:span text:style-name="T16">case</text:span><text:span text:style-name="T16"> </text:span><text:span text:style-name="T16">1</text:span><text:span text:style-name="T16">:</text:span></text:p>
      <text:p text:style-name="P8">            <text:span text:style-name="T16">c</text:span><text:span text:style-name="T16"> </text:span><text:span text:style-name="T16">=</text:span><text:span text:style-name="T16"> </text:span><text:span text:style-name="T16">a</text:span><text:span text:style-name="T16"> </text:span><text:span text:style-name="T16">+</text:span><text:span text:style-name="T16"> </text:span><text:span text:style-name="T16">b</text:span><text:span text:style-name="T16">;</text:span></text:p>
      <text:p text:style-name="P8"><text:soft-page-break/>            <text:span text:style-name="T16">cout</text:span><text:span text:style-name="T16"> </text:span><text:span text:style-name="T16">&lt;&lt;</text:span><text:span text:style-name="T16"> </text:span><text:span text:style-name="T16">"</text:span><text:span text:style-name="T16">\n\n</text:span><text:span text:style-name="T16">"</text:span><text:span text:style-name="T16">;</text:span></text:p>
      <text:p text:style-name="P8"/>
      <text:p text:style-name="P8">            <text:span text:style-name="T16">a</text:span><text:span text:style-name="T16">.</text:span><text:span text:style-name="T16">display</text:span><text:span text:style-name="T16">();</text:span></text:p>
      <text:p text:style-name="P8">            <text:span text:style-name="T16">cout</text:span><text:span text:style-name="T16"> </text:span><text:span text:style-name="T16">&lt;&lt;</text:span><text:span text:style-name="T16"> </text:span><text:span text:style-name="T16">" + "</text:span><text:span text:style-name="T16">;</text:span></text:p>
      <text:p text:style-name="P8">            <text:span text:style-name="T16">b</text:span><text:span text:style-name="T16">.</text:span><text:span text:style-name="T16">display</text:span><text:span text:style-name="T16">();</text:span></text:p>
      <text:p text:style-name="P8">            <text:span text:style-name="T16">cout</text:span><text:span text:style-name="T16"> </text:span><text:span text:style-name="T16">&lt;&lt;</text:span><text:span text:style-name="T16"> </text:span><text:span text:style-name="T16">" = "</text:span><text:span text:style-name="T16">;</text:span></text:p>
      <text:p text:style-name="P8">            <text:span text:style-name="T16">c</text:span><text:span text:style-name="T16">.</text:span><text:span text:style-name="T16">display</text:span><text:span text:style-name="T16">();</text:span></text:p>
      <text:p text:style-name="P8">            <text:span text:style-name="T16">break</text:span><text:span text:style-name="T16">;</text:span></text:p>
      <text:p text:style-name="P8"/>
      <text:p text:style-name="P8">        <text:span text:style-name="T16">case</text:span><text:span text:style-name="T16"> </text:span><text:span text:style-name="T16">2</text:span><text:span text:style-name="T16">:</text:span></text:p>
      <text:p text:style-name="P8">            <text:span text:style-name="T16">c</text:span><text:span text:style-name="T16"> </text:span><text:span text:style-name="T16">=</text:span><text:span text:style-name="T16"> </text:span><text:span text:style-name="T16">a</text:span><text:span text:style-name="T16"> </text:span><text:span text:style-name="T16">-</text:span><text:span text:style-name="T16"> </text:span><text:span text:style-name="T16">b</text:span><text:span text:style-name="T16">;</text:span></text:p>
      <text:p text:style-name="P8">            <text:span text:style-name="T16">cout</text:span><text:span text:style-name="T16"> </text:span><text:span text:style-name="T16">&lt;&lt;</text:span><text:span text:style-name="T16"> </text:span><text:span text:style-name="T16">"</text:span><text:span text:style-name="T16">\n\n</text:span><text:span text:style-name="T16">"</text:span><text:span text:style-name="T16">;</text:span></text:p>
      <text:p text:style-name="P8">            <text:span text:style-name="T16">a</text:span><text:span text:style-name="T16">.</text:span><text:span text:style-name="T16">display</text:span><text:span text:style-name="T16">();</text:span></text:p>
      <text:p text:style-name="P8">            <text:span text:style-name="T16">cout</text:span><text:span text:style-name="T16"> </text:span><text:span text:style-name="T16">&lt;&lt;</text:span><text:span text:style-name="T16"> </text:span><text:span text:style-name="T16">" - "</text:span><text:span text:style-name="T16">;</text:span></text:p>
      <text:p text:style-name="P8">            <text:span text:style-name="T16">b</text:span><text:span text:style-name="T16">.</text:span><text:span text:style-name="T16">display</text:span><text:span text:style-name="T16">();</text:span></text:p>
      <text:p text:style-name="P8">            <text:span text:style-name="T16">cout</text:span><text:span text:style-name="T16"> </text:span><text:span text:style-name="T16">&lt;&lt;</text:span><text:span text:style-name="T16"> </text:span><text:span text:style-name="T16">" = "</text:span><text:span text:style-name="T16">;</text:span></text:p>
      <text:p text:style-name="P8">            <text:span text:style-name="T16">c</text:span><text:span text:style-name="T16">.</text:span><text:span text:style-name="T16">display</text:span><text:span text:style-name="T16">();</text:span></text:p>
      <text:p text:style-name="P8">            <text:span text:style-name="T16">break</text:span><text:span text:style-name="T16">;</text:span></text:p>
      <text:p text:style-name="P8"/>
      <text:p text:style-name="P8">        <text:span text:style-name="T16">case</text:span><text:span text:style-name="T16"> </text:span><text:span text:style-name="T16">3</text:span><text:span text:style-name="T16">:</text:span></text:p>
      <text:p text:style-name="P8">            <text:span text:style-name="T16">c</text:span><text:span text:style-name="T16"> </text:span><text:span text:style-name="T16">=</text:span><text:span text:style-name="T16"> </text:span><text:span text:style-name="T16">a</text:span><text:span text:style-name="T16"> </text:span><text:span text:style-name="T16">*</text:span><text:span text:style-name="T16"> </text:span><text:span text:style-name="T16">b</text:span><text:span text:style-name="T16">;</text:span></text:p>
      <text:p text:style-name="P8">            <text:span text:style-name="T16">cout</text:span><text:span text:style-name="T16"> </text:span><text:span text:style-name="T16">&lt;&lt;</text:span><text:span text:style-name="T16"> </text:span><text:span text:style-name="T16">"</text:span><text:span text:style-name="T16">\n\n</text:span><text:span text:style-name="T16">"</text:span><text:span text:style-name="T16">;</text:span></text:p>
      <text:p text:style-name="P8">            <text:span text:style-name="T16">a</text:span><text:span text:style-name="T16">.</text:span><text:span text:style-name="T16">display</text:span><text:span text:style-name="T16">();</text:span></text:p>
      <text:p text:style-name="P8">            <text:span text:style-name="T16">cout</text:span><text:span text:style-name="T16"> </text:span><text:span text:style-name="T16">&lt;&lt;</text:span><text:span text:style-name="T16"> </text:span><text:span text:style-name="T16">" * "</text:span><text:span text:style-name="T16">;</text:span></text:p>
      <text:p text:style-name="P8">            <text:span text:style-name="T16">b</text:span><text:span text:style-name="T16">.</text:span><text:span text:style-name="T16">display</text:span><text:span text:style-name="T16">();</text:span></text:p>
      <text:p text:style-name="P8">            <text:span text:style-name="T16">cout</text:span><text:span text:style-name="T16"> </text:span><text:span text:style-name="T16">&lt;&lt;</text:span><text:span text:style-name="T16"> </text:span><text:span text:style-name="T16">" = "</text:span><text:span text:style-name="T16">;</text:span></text:p>
      <text:p text:style-name="P8">            <text:span text:style-name="T16">c</text:span><text:span text:style-name="T16">.</text:span><text:span text:style-name="T16">display</text:span><text:span text:style-name="T16">();</text:span></text:p>
      <text:p text:style-name="P8">            <text:span text:style-name="T16">break</text:span><text:span text:style-name="T16">;</text:span></text:p>
      <text:p text:style-name="P8"/>
      <text:p text:style-name="P8">        <text:span text:style-name="T16">case</text:span><text:span text:style-name="T16"> </text:span><text:span text:style-name="T16">4</text:span><text:span text:style-name="T16">:</text:span></text:p>
      <text:p text:style-name="P8">            <text:span text:style-name="T16">c</text:span><text:span text:style-name="T16"> </text:span><text:span text:style-name="T16">=</text:span><text:span text:style-name="T16"> </text:span><text:span text:style-name="T16">a</text:span><text:span text:style-name="T16"> </text:span><text:span text:style-name="T16">/</text:span><text:span text:style-name="T16"> </text:span><text:span text:style-name="T16">b</text:span><text:span text:style-name="T16">;</text:span></text:p>
      <text:p text:style-name="P8">            <text:span text:style-name="T16">cout</text:span><text:span text:style-name="T16"> </text:span><text:span text:style-name="T16">&lt;&lt;</text:span><text:span text:style-name="T16"> </text:span><text:span text:style-name="T16">"</text:span><text:span text:style-name="T16">\n\n</text:span><text:span text:style-name="T16">"</text:span><text:span text:style-name="T16">;</text:span></text:p>
      <text:p text:style-name="P8">            <text:span text:style-name="T16">a</text:span><text:span text:style-name="T16">.</text:span><text:span text:style-name="T16">display</text:span><text:span text:style-name="T16">();</text:span></text:p>
      <text:p text:style-name="P8">            <text:span text:style-name="T16">cout</text:span><text:span text:style-name="T16"> </text:span><text:span text:style-name="T16">&lt;&lt;</text:span><text:span text:style-name="T16"> </text:span><text:span text:style-name="T16">" / "</text:span><text:span text:style-name="T16">;</text:span></text:p>
      <text:p text:style-name="P8">            <text:span text:style-name="T16">b</text:span><text:span text:style-name="T16">.</text:span><text:span text:style-name="T16">display</text:span><text:span text:style-name="T16">();</text:span></text:p>
      <text:p text:style-name="P8">            <text:span text:style-name="T16">cout</text:span><text:span text:style-name="T16"> </text:span><text:span text:style-name="T16">&lt;&lt;</text:span><text:span text:style-name="T16"> </text:span><text:span text:style-name="T16">" = "</text:span><text:span text:style-name="T16">;</text:span></text:p>
      <text:p text:style-name="P8">            <text:span text:style-name="T16">c</text:span><text:span text:style-name="T16">.</text:span><text:span text:style-name="T16">display</text:span><text:span text:style-name="T16">();</text:span></text:p>
      <text:p text:style-name="P8">            <text:span text:style-name="T16">break</text:span><text:span text:style-name="T16">;</text:span></text:p>
      <text:p text:style-name="P8"/>
      <text:p text:style-name="P8">        <text:span text:style-name="T16">case</text:span><text:span text:style-name="T16"> </text:span><text:span text:style-name="T16">5</text:span><text:span text:style-name="T16">:</text:span></text:p>
      <text:p text:style-name="P8">            <text:span text:style-name="T16">cout</text:span><text:span text:style-name="T16"> </text:span><text:span text:style-name="T16">&lt;&lt;</text:span><text:span text:style-name="T16"> </text:span><text:span text:style-name="T16">"</text:span><text:span text:style-name="T16">\n\t</text:span><text:span text:style-name="T16">   Numbers are absolutes? (1 is yes) --&gt; "</text:span><text:span text:style-name="T16">;</text:span></text:p>
      <text:p text:style-name="P8">            <text:span text:style-name="T16">cin</text:span><text:span text:style-name="T16"> </text:span><text:span text:style-name="T16">&gt;&gt;</text:span><text:span text:style-name="T16"> </text:span><text:span text:style-name="T16">opt</text:span><text:span text:style-name="T16">;</text:span></text:p>
      <text:p text:style-name="P8"><text:soft-page-break/>            <text:span text:style-name="T16">cout</text:span><text:span text:style-name="T16"> </text:span><text:span text:style-name="T16">&lt;&lt;</text:span><text:span text:style-name="T16"> </text:span><text:span text:style-name="T16">"</text:span><text:span text:style-name="T16">\n\n</text:span><text:span text:style-name="T16">"</text:span><text:span text:style-name="T16">;</text:span></text:p>
      <text:p text:style-name="P8">            <text:span text:style-name="T16">if</text:span><text:span text:style-name="T16"> (</text:span><text:span text:style-name="T16">opt</text:span><text:span text:style-name="T16"> == </text:span><text:span text:style-name="T16">1</text:span><text:span text:style-name="T16">){</text:span></text:p>
      <text:p text:style-name="P8">                <text:span text:style-name="T16">cout</text:span><text:span text:style-name="T16"> </text:span><text:span text:style-name="T16">&lt;&lt;</text:span><text:span text:style-name="T16"> </text:span><text:span text:style-name="T16">a</text:span><text:span text:style-name="T16">.</text:span><text:span text:style-name="T16">abs</text:span><text:span text:style-name="T16">();</text:span></text:p>
      <text:p text:style-name="P8">                <text:span text:style-name="T16">if</text:span><text:span text:style-name="T16"> (</text:span><text:span text:style-name="T16">a</text:span><text:span text:style-name="T16">.</text:span><text:span text:style-name="T16">abs</text:span><text:span text:style-name="T16">() == </text:span><text:span text:style-name="T16">b</text:span><text:span text:style-name="T16">.</text:span><text:span text:style-name="T16">abs</text:span><text:span text:style-name="T16">())</text:span></text:p>
      <text:p text:style-name="P8">                    <text:span text:style-name="T16">cout</text:span><text:span text:style-name="T16"> </text:span><text:span text:style-name="T16">&lt;&lt;</text:span><text:span text:style-name="T16"> </text:span><text:span text:style-name="T16">" == "</text:span><text:span text:style-name="T16">;</text:span></text:p>
      <text:p text:style-name="P8">                <text:span text:style-name="T16">else</text:span></text:p>
      <text:p text:style-name="P8">                    <text:span text:style-name="T16">cout</text:span><text:span text:style-name="T16"> </text:span><text:span text:style-name="T16">&lt;&lt;</text:span><text:span text:style-name="T16"> </text:span><text:span text:style-name="T16">" != "</text:span><text:span text:style-name="T16">;</text:span></text:p>
      <text:p text:style-name="P8">                <text:span text:style-name="T16">cout</text:span><text:span text:style-name="T16"> </text:span><text:span text:style-name="T16">&lt;&lt;</text:span><text:span text:style-name="T16"> </text:span><text:span text:style-name="T16">b</text:span><text:span text:style-name="T16">.</text:span><text:span text:style-name="T16">abs</text:span><text:span text:style-name="T16">();</text:span></text:p>
      <text:p text:style-name="P8">            <text:span text:style-name="T16">} </text:span><text:span text:style-name="T16">else</text:span><text:span text:style-name="T16"> {</text:span></text:p>
      <text:p text:style-name="P8">                <text:span text:style-name="T16">a</text:span><text:span text:style-name="T16">.</text:span><text:span text:style-name="T16">display</text:span><text:span text:style-name="T16">();</text:span></text:p>
      <text:p text:style-name="P8">                <text:span text:style-name="T16">if</text:span><text:span text:style-name="T16"> (</text:span><text:span text:style-name="T16">a</text:span><text:span text:style-name="T16"> </text:span><text:span text:style-name="T16">==</text:span><text:span text:style-name="T16"> </text:span><text:span text:style-name="T16">b</text:span><text:span text:style-name="T16">)</text:span></text:p>
      <text:p text:style-name="P8">                    <text:span text:style-name="T16">cout</text:span><text:span text:style-name="T16"> </text:span><text:span text:style-name="T16">&lt;&lt;</text:span><text:span text:style-name="T16"> </text:span><text:span text:style-name="T16">" == "</text:span><text:span text:style-name="T16">;</text:span></text:p>
      <text:p text:style-name="P8">                <text:span text:style-name="T16">else</text:span></text:p>
      <text:p text:style-name="P8">                    <text:span text:style-name="T16">cout</text:span><text:span text:style-name="T16"> </text:span><text:span text:style-name="T16">&lt;&lt;</text:span><text:span text:style-name="T16"> </text:span><text:span text:style-name="T16">" != "</text:span><text:span text:style-name="T16">;</text:span></text:p>
      <text:p text:style-name="P8">                <text:span text:style-name="T16">b</text:span><text:span text:style-name="T16">.</text:span><text:span text:style-name="T16">display</text:span><text:span text:style-name="T16">();</text:span></text:p>
      <text:p text:style-name="P8">            <text:span text:style-name="T16">}</text:span></text:p>
      <text:p text:style-name="P8">            <text:span text:style-name="T16">break</text:span><text:span text:style-name="T16">;</text:span></text:p>
      <text:p text:style-name="P8"/>
      <text:p text:style-name="P8">        <text:span text:style-name="T16">case</text:span><text:span text:style-name="T16"> </text:span><text:span text:style-name="T16">6</text:span><text:span text:style-name="T16">:</text:span></text:p>
      <text:p text:style-name="P8">            <text:span text:style-name="T16">cout</text:span><text:span text:style-name="T16"> </text:span><text:span text:style-name="T16">&lt;&lt;</text:span><text:span text:style-name="T16"> </text:span><text:span text:style-name="T16">"</text:span><text:span text:style-name="T16">\n\n</text:span><text:span text:style-name="T16">"</text:span><text:span text:style-name="T16">;</text:span></text:p>
      <text:p text:style-name="P8">            <text:span text:style-name="T16">a</text:span><text:span text:style-name="T16">.</text:span><text:span text:style-name="T16">display</text:span><text:span text:style-name="T16">();</text:span></text:p>
      <text:p text:style-name="P8">            <text:span text:style-name="T16">if</text:span><text:span text:style-name="T16"> (</text:span><text:span text:style-name="T16">a</text:span><text:span text:style-name="T16"> </text:span><text:span text:style-name="T16">^</text:span><text:span text:style-name="T16"> </text:span><text:span text:style-name="T16">b</text:span><text:span text:style-name="T16">)</text:span></text:p>
      <text:p text:style-name="P8">                <text:span text:style-name="T16">cout</text:span><text:span text:style-name="T16"> </text:span><text:span text:style-name="T16">&lt;&lt;</text:span><text:span text:style-name="T16"> </text:span><text:span text:style-name="T16">"  =  "</text:span><text:span text:style-name="T16">;</text:span></text:p>
      <text:p text:style-name="P8">            <text:span text:style-name="T16">else</text:span></text:p>
      <text:p text:style-name="P8">                <text:span text:style-name="T16">cout</text:span><text:span text:style-name="T16"> </text:span><text:span text:style-name="T16">&lt;&lt;</text:span><text:span text:style-name="T16"> </text:span><text:span text:style-name="T16">" =</text:span><text:span text:style-name="T16">\\</text:span><text:span text:style-name="T16">= "</text:span><text:span text:style-name="T16">;</text:span></text:p>
      <text:p text:style-name="P8">            <text:span text:style-name="T16">b</text:span><text:span text:style-name="T16">.</text:span><text:span text:style-name="T16">display</text:span><text:span text:style-name="T16">();</text:span></text:p>
      <text:p text:style-name="P8">            <text:span text:style-name="T16">break</text:span><text:span text:style-name="T16">;</text:span></text:p>
      <text:p text:style-name="P8"/>
      <text:p text:style-name="P8">        <text:span text:style-name="T16">case</text:span><text:span text:style-name="T16"> </text:span><text:span text:style-name="T16">7</text:span><text:span text:style-name="T16">:</text:span></text:p>
      <text:p text:style-name="P8">            <text:span text:style-name="T16">part_real</text:span><text:span text:style-name="T16"> </text:span><text:span text:style-name="T16">=</text:span><text:span text:style-name="T16"> </text:span><text:span text:style-name="T16">4.74_REAL</text:span><text:span text:style-name="T16">;</text:span></text:p>
      <text:p text:style-name="P8">            <text:span text:style-name="T16">part_img</text:span><text:span text:style-name="T16"> </text:span><text:span text:style-name="T16">=</text:span><text:span text:style-name="T16"> </text:span><text:span text:style-name="T16">5.46_IMG</text:span><text:span text:style-name="T16">;</text:span></text:p>
      <text:p text:style-name="P8">            <text:span text:style-name="T16">example</text:span><text:span text:style-name="T16">.</text:span><text:span text:style-name="T16">setRealImg</text:span><text:span text:style-name="T16">(</text:span><text:span text:style-name="T16">part_real</text:span><text:span text:style-name="T16">.</text:span><text:span text:style-name="T16">part</text:span><text:span text:style-name="T16">, </text:span><text:span text:style-name="T16">part_img</text:span><text:span text:style-name="T16">.</text:span><text:span text:style-name="T16">part</text:span><text:span text:style-name="T16">);</text:span></text:p>
      <text:p text:style-name="P8">            <text:span text:style-name="T16">example</text:span><text:span text:style-name="T16">.</text:span><text:span text:style-name="T16">display</text:span><text:span text:style-name="T16">();</text:span></text:p>
      <text:p text:style-name="P8">            <text:span text:style-name="T16">break</text:span><text:span text:style-name="T16">;</text:span></text:p>
      <text:p text:style-name="P8"/>
      <text:p text:style-name="P8">        <text:span text:style-name="T16">case</text:span><text:span text:style-name="T16"> </text:span><text:span text:style-name="T16">8</text:span><text:span text:style-name="T16">:</text:span></text:p>
      <text:p text:style-name="P8">            <text:span text:style-name="T16">return</text:span><text:span text:style-name="T16"> </text:span><text:span text:style-name="T16">0</text:span><text:span text:style-name="T16">;</text:span></text:p>
      <text:p text:style-name="P8"/>
      <text:p text:style-name="P8">        <text:span text:style-name="T16">default</text:span><text:span text:style-name="T16">:</text:span></text:p>
      <text:p text:style-name="P8">            <text:span text:style-name="T16">cout</text:span><text:span text:style-name="T16"> </text:span><text:span text:style-name="T16">&lt;&lt;</text:span><text:span text:style-name="T16"> </text:span><text:span text:style-name="T16">"</text:span><text:span text:style-name="T16">\n\n\t</text:span><text:span text:style-name="T16">---Invalid choice....... try again</text:span><text:span text:style-name="T16">\n</text:span><text:span text:style-name="T16">"</text:span><text:span text:style-name="T16">;</text:span></text:p>
      <text:p text:style-name="P8">            <text:span text:style-name="T16">break</text:span><text:span text:style-name="T16">;</text:span></text:p>
      <text:p text:style-name="P8">        <text:span text:style-name="T16">}</text:span></text:p>
      <text:p text:style-name="P8"><text:soft-page-break/>        <text:span text:style-name="T16">cout</text:span><text:span text:style-name="T16"> </text:span><text:span text:style-name="T16">&lt;&lt;</text:span><text:span text:style-name="T16"> </text:span><text:span text:style-name="T16">"</text:span><text:span text:style-name="T16">\n\n\t</text:span><text:span text:style-name="T16">---Press 1 to continue--&gt; "</text:span><text:span text:style-name="T16">;</text:span></text:p>
      <text:p text:style-name="P8">        <text:span text:style-name="T16">cin</text:span><text:span text:style-name="T16"> </text:span><text:span text:style-name="T16">&gt;&gt;</text:span><text:span text:style-name="T16"> </text:span><text:span text:style-name="T16">opt_exit</text:span><text:span text:style-name="T16">;</text:span></text:p>
      <text:p text:style-name="P8">    <text:span text:style-name="T16">}</text:span></text:p>
      <text:p text:style-name="P8">   <text:span text:style-name="T16">return</text:span><text:span text:style-name="T16"> </text:span><text:span text:style-name="T16">0</text:span><text:span text:style-name="T16">;</text:span></text:p>
      <text:p text:style-name="P7">}</text:p>
      <text:p text:style-name="P22"><text:span text:style-name="T13"/></text:p>
      <text:p text:style-name="P22"><text:span text:style-name="T13"/></text:p>
      <text:list xml:id="list8576343622008657622" text:style-name="WWNum1">
        <text:list-header>
          <text:p text:style-name="P25"><text:span text:style-name="T5"/></text:p>
        </text:list-header>
      </text:list>
      <text:p text:style-name="P26"><text:span text:style-name="T5">Вывод</text:span></text:p>
      <text:p text:style-name="P26"><text:span text:style-name="T5"><text:s/><text:tab/> <text:tab/></text:span></text:p>
      <text:p text:style-name="P24"><text:span text:style-name="T18">В работе были освоенны навыки перегрузки операторов для класса комплексных чисел. Освоенны литералы — возможность языка определять пользовательские типы данных. Изученна возможность нестатического использования литералов. </text:span><text:span text:style-name="T17">Перегрузка операций предполагает введение двух взаимосвязанных особенностей: возможности объявлять в одной области видимости несколько процедур или функций с одинаковыми именами и возможности описывать собственные реализации бинарных операторов (то есть знаков операций, обычно записываемых в инфиксной нотации, между операндами).</text:span><text:span text:style-name="T13"> <text:s/>Перегрузить операторы можно как через дружеские функции, так и с помощью методов класса. Но стоит помнить, что некоторые операторы перегрузить нельзя: </text:span></text:p>
      <text:p text:style-name="P24"><text:span text:style-name="T13">“::” “.” “.*” <text:s/>“sizeof”, “typeid”. </text:span></text:p>
      <text:p text:style-name="P27"><text:span text:style-name="T13"/></text:p>
      <text:p text:style-name="P19"/>
      <text:p text:style-name="P35"><text:span text:style-name="T5">СПИСОК ЛИТЕРАТУРЫ <text:s text:c="2"/></text:span></text:p>
      <text:p text:style-name="P36"><text:span text:style-name="T5">1. Перегрузка операторов С++ [Электронный ресурс]. <text:s/>URL:</text:span><text:a xlink:type="simple" xlink:href="https://ravesli.com/urok-45-pobitovye-operatory/" text:style-name="Internet_20_link" text:visited-style-name="Visited_20_Internet_20_Link"><text:span text:style-name="T5"> </text:span></text:a><text:a xlink:type="simple" xlink:href="https://metanit.com/cpp/tutorial/5.14.php" text:style-name="Internet_20_link" text:visited-style-name="Visited_20_Internet_20_Link"><text:span text:style-name="T15">https://metanit.com/cpp/tutorial/5.14.php</text:span></text:a><text:span text:style-name="T5"> </text:span></text:p>
      <text:p text:style-name="P36"><text:span text:style-name="T5">(дата обращения: 29.09.2019). </text:span></text:p>
      <text:p text:style-name="P37"/>
      <text:p text:style-name="P5"><text:span text:style-name="T5">2. Битовые операции С++ [Электронный ресурс]. URL: </text:span></text:p>
      <text:p text:style-name="P6"><text:a xlink:type="simple" xlink:href="http://www.c-cpp.ru/books/bitovye-operatory" text:style-name="Internet_20_link" text:visited-style-name="Visited_20_Internet_20_Link"><text:span text:style-name="T15">http://www.c-cpp.ru/books/bitovye-operatory</text:span></text:a></text:p>
      <text:p text:style-name="P38"><text:span text:style-name="T5">(дата обращения: 29.09.2019)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1" svg:font-family="Consolas, 'Courier New', monospace"/>
    <style:font-face style:name="Roboto" svg:font-family="Roboto, Arial, sans-serif"/>
    <style:font-face style:name="sans-serif" svg:font-family="sans-serif"/>
    <style:font-face style:name="Arial3" svg:font-family="Arial" style:font-family-generic="swiss"/>
    <style:font-face style:name="Consolas" svg:font-family="Consolas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ru" fo:country="RU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ListLabel_20_1" style:display-name="ListLabel 1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0-10-02T17:55:56.66</dc:date>
    <meta:generator>OpenOffice/4.1.7$Win32 OpenOffice.org_project/417m1$Build-9800</meta:generator>
    <meta:document-statistic meta:table-count="0" meta:image-count="0" meta:object-count="0" meta:page-count="14" meta:paragraph-count="416" meta:word-count="1592" meta:character-count="11198"/>
    <meta:editing-duration>PT36M59S</meta:editing-duration>
    <meta:editing-cycles>1</meta:editing-cycles>
  </office:meta>
</office:document-meta>
</file>